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5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7912" calcext:value-type="float">
            <text:p>11.48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5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4864" calcext:value-type="float">
            <text:p>11.48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5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9248" calcext:value-type="float">
            <text:p>11.50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5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2568" calcext:value-type="float">
            <text:p>11.40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5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3424" calcext:value-type="float">
            <text:p>11.39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5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8664" calcext:value-type="float">
            <text:p>11.40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5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8184" calcext:value-type="float">
            <text:p>11.37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5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1232" calcext:value-type="float">
            <text:p>11.38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5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6472" calcext:value-type="float">
            <text:p>11.39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5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6472" calcext:value-type="float">
            <text:p>11.39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5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38" calcext:value-type="float">
            <text:p>11.35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5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6368" calcext:value-type="float">
            <text:p>11.32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5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5512" calcext:value-type="float">
            <text:p>11.33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5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76" calcext:value-type="float">
            <text:p>11.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5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8456" calcext:value-type="float">
            <text:p>11.26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5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5408" calcext:value-type="float">
            <text:p>11.26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1504" calcext:value-type="float">
            <text:p>11.27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5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8456" calcext:value-type="float">
            <text:p>11.26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5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14" calcext:value-type="float">
            <text:p>11.20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5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7016" calcext:value-type="float">
            <text:p>11.17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5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3112" calcext:value-type="float">
            <text:p>11.18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5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3592" calcext:value-type="float">
            <text:p>11.21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5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3592" calcext:value-type="float">
            <text:p>11.21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5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9208" calcext:value-type="float">
            <text:p>11.18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5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9584" calcext:value-type="float">
            <text:p>11.14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5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3008" calcext:value-type="float">
            <text:p>11.11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5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1672" calcext:value-type="float">
            <text:p>11.09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5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948" calcext:value-type="float">
            <text:p>11.07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5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472" calcext:value-type="float">
            <text:p>11.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5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6432" calcext:value-type="float">
            <text:p>11.07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5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9" calcext:value-type="float">
            <text:p>11.0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6808" calcext:value-type="float">
            <text:p>11.03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5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0712" calcext:value-type="float">
            <text:p>11.03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5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6328" calcext:value-type="float">
            <text:p>11.00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5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3656" calcext:value-type="float">
            <text:p>10.96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5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8416" calcext:value-type="float">
            <text:p>10.94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4512" calcext:value-type="float">
            <text:p>10.95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5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4032" calcext:value-type="float">
            <text:p>10.92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5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4408" calcext:value-type="float">
            <text:p>10.88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5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3072" calcext:value-type="float">
            <text:p>10.86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5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7832" calcext:value-type="float">
            <text:p>10.84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3072" calcext:value-type="float">
            <text:p>10.86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5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4784" calcext:value-type="float">
            <text:p>10.84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5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3448" calcext:value-type="float">
            <text:p>10.82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5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4304" calcext:value-type="float">
            <text:p>10.81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5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1256" calcext:value-type="float">
            <text:p>10.81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468" calcext:value-type="float">
            <text:p>10.77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5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42" calcext:value-type="float">
            <text:p>10.74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5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42" calcext:value-type="float">
            <text:p>10.74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5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1152" calcext:value-type="float">
            <text:p>10.74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5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5912" calcext:value-type="float">
            <text:p>10.72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5432" calcext:value-type="float">
            <text:p>10.69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5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0192" calcext:value-type="float">
            <text:p>10.68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5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1048" calcext:value-type="float">
            <text:p>10.67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5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4096" calcext:value-type="float">
            <text:p>10.67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5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752" calcext:value-type="float">
            <text:p>10.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7416" calcext:value-type="float">
            <text:p>10.56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5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5224" calcext:value-type="float">
            <text:p>10.55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5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2176" calcext:value-type="float">
            <text:p>10.55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5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608" calcext:value-type="float">
            <text:p>10.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5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084" calcext:value-type="float">
            <text:p>10.53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5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3408" calcext:value-type="float">
            <text:p>10.50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988" calcext:value-type="float">
            <text:p>10.46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5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5496" calcext:value-type="float">
            <text:p>10.44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5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1112" calcext:value-type="float">
            <text:p>10.42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5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1112" calcext:value-type="float">
            <text:p>10.42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5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368" calcext:value-type="float">
            <text:p>10.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0152" calcext:value-type="float">
            <text:p>10.36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5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8816" calcext:value-type="float">
            <text:p>10.33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5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8712" calcext:value-type="float">
            <text:p>10.26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5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8232" calcext:value-type="float">
            <text:p>10.23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9944" calcext:value-type="float">
            <text:p>10.21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5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9464" calcext:value-type="float">
            <text:p>10.18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5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3744" calcext:value-type="float">
            <text:p>10.14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5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1552" calcext:value-type="float">
            <text:p>10.13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5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3264" calcext:value-type="float">
            <text:p>10.11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4496" calcext:value-type="float">
            <text:p>10.06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5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0968" calcext:value-type="float">
            <text:p>10.03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5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268" calcext:value-type="float">
            <text:p>10.01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5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4392" calcext:value-type="float">
            <text:p>9.99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5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0864" calcext:value-type="float">
            <text:p>9.96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8192" calcext:value-type="float">
            <text:p>9.91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5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9424" calcext:value-type="float">
            <text:p>9.86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5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2848" calcext:value-type="float">
            <text:p>9.83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5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8464" calcext:value-type="float">
            <text:p>9.80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5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884" calcext:value-type="float">
            <text:p>9.76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0072" calcext:value-type="float">
            <text:p>9.72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5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9112" calcext:value-type="float">
            <text:p>9.65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5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3392" calcext:value-type="float">
            <text:p>9.61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5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3768" calcext:value-type="float">
            <text:p>9.57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5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5376" calcext:value-type="float">
            <text:p>9.48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5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1744" calcext:value-type="float">
            <text:p>9.38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5544" calcext:value-type="float">
            <text:p>9.30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5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544" calcext:value-type="float">
            <text:p>9.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5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2288" calcext:value-type="float">
            <text:p>9.16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5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1704" calcext:value-type="float">
            <text:p>9.06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5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8072" calcext:value-type="float">
            <text:p>8.95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5776" calcext:value-type="float">
            <text:p>8.87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5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9576" calcext:value-type="float">
            <text:p>8.79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5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4232" calcext:value-type="float">
            <text:p>8.71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5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1936" calcext:value-type="float">
            <text:p>8.63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5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3544" calcext:value-type="float">
            <text:p>8.54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0392" calcext:value-type="float">
            <text:p>8.47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5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3336" calcext:value-type="float">
            <text:p>8.40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5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3232" calcext:value-type="float">
            <text:p>8.33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5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4464" calcext:value-type="float">
            <text:p>8.2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5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484" calcext:value-type="float">
            <text:p>8.24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484" calcext:value-type="float">
            <text:p>8.24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5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0936" calcext:value-type="float">
            <text:p>8.25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5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5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5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628" calcext:value-type="float">
            <text:p>8.3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5528" calcext:value-type="float">
            <text:p>8.41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5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0496" calcext:value-type="float">
            <text:p>8.54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5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9472" calcext:value-type="float">
            <text:p>8.72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5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3584" calcext:value-type="float">
            <text:p>8.86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5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1392" calcext:value-type="float">
            <text:p>8.85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396" calcext:value-type="float">
            <text:p>8.82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5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2624" calcext:value-type="float">
            <text:p>8.80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5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3" calcext:value-type="float">
            <text:p>8.7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5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204" calcext:value-type="float">
            <text:p>8.70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5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108" calcext:value-type="float">
            <text:p>8.64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5256" calcext:value-type="float">
            <text:p>8.52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5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6008" calcext:value-type="float">
            <text:p>8.44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5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3712" calcext:value-type="float">
            <text:p>8.36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5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4464" calcext:value-type="float">
            <text:p>8.2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5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5216" calcext:value-type="float">
            <text:p>8.2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0352" calcext:value-type="float">
            <text:p>8.1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5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1584" calcext:value-type="float">
            <text:p>8.1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5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2816" calcext:value-type="float">
            <text:p>8.0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5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4904" calcext:value-type="float">
            <text:p>7.9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5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6992" calcext:value-type="float">
            <text:p>7.9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5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7848" calcext:value-type="float">
            <text:p>7.9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5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5176" calcext:value-type="float">
            <text:p>7.8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5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908" calcext:value-type="float">
            <text:p>7.8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5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1856" calcext:value-type="float">
            <text:p>7.9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5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6824" calcext:value-type="float">
            <text:p>8.1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5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6552" calcext:value-type="float">
            <text:p>8.22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5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5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6384" calcext:value-type="float">
            <text:p>8.40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1248" calcext:value-type="float">
            <text:p>8.46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5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5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1352" calcext:value-type="float">
            <text:p>8.53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5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5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1184" calcext:value-type="float">
            <text:p>8.71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3104" calcext:value-type="float">
            <text:p>8.83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5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0744" calcext:value-type="float">
            <text:p>9.00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5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1224" calcext:value-type="float">
            <text:p>9.03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5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2936" calcext:value-type="float">
            <text:p>9.01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5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8552" calcext:value-type="float">
            <text:p>8.98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5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8552" calcext:value-type="float">
            <text:p>8.98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684" calcext:value-type="float">
            <text:p>9.00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5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7696" calcext:value-type="float">
            <text:p>8.99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5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8552" calcext:value-type="float">
            <text:p>8.98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5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5024" calcext:value-type="float">
            <text:p>8.95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5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6736" calcext:value-type="float">
            <text:p>8.93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2352" calcext:value-type="float">
            <text:p>8.91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5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444" calcext:value-type="float">
            <text:p>8.85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5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2624" calcext:value-type="float">
            <text:p>8.80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5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7864" calcext:value-type="float">
            <text:p>8.81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5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4816" calcext:value-type="float">
            <text:p>8.81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0808" calcext:value-type="float">
            <text:p>8.75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5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4232" calcext:value-type="float">
            <text:p>8.71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5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252" calcext:value-type="float">
            <text:p>8.73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5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9952" calcext:value-type="float">
            <text:p>8.75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5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5192" calcext:value-type="float">
            <text:p>8.77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6048" calcext:value-type="float">
            <text:p>8.76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5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776" calcext:value-type="float">
            <text:p>8.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5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1664" calcext:value-type="float">
            <text:p>8.74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5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6904" calcext:value-type="float">
            <text:p>8.75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5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4336" calcext:value-type="float">
            <text:p>8.78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0056" calcext:value-type="float">
            <text:p>8.83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5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492" calcext:value-type="float">
            <text:p>8.88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5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684" calcext:value-type="float">
            <text:p>9.00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5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1912" calcext:value-type="float">
            <text:p>9.20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5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6608" calcext:value-type="float">
            <text:p>9.43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6712" calcext:value-type="float">
            <text:p>9.50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5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8152" calcext:value-type="float">
            <text:p>9.59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5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9216" calcext:value-type="float">
            <text:p>9.72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5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4664" calcext:value-type="float">
            <text:p>9.88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6312" calcext:value-type="float">
            <text:p>10.11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416" calcext:value-type="float">
            <text:p>10.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5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4368" calcext:value-type="float">
            <text:p>10.56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5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0568" calcext:value-type="float">
            <text:p>10.64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5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5056" calcext:value-type="float">
            <text:p>10.73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5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5368" calcext:value-type="float">
            <text:p>10.94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5032" calcext:value-type="float">
            <text:p>11.30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5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5888" calcext:value-type="float">
            <text:p>11.29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5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052" calcext:value-type="float">
            <text:p>11.78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5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052" calcext:value-type="float">
            <text:p>11.78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576" calcext:value-type="float">
            <text:p>11.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3088" calcext:value-type="float">
            <text:p>11.75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5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6136" calcext:value-type="float">
            <text:p>11.75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5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004" calcext:value-type="float">
            <text:p>11.75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0896" calcext:value-type="float">
            <text:p>11.74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004" calcext:value-type="float">
            <text:p>11.75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1" calcext:value-type="float">
            <text:p>11.8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004" calcext:value-type="float">
            <text:p>11.75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7848" calcext:value-type="float">
            <text:p>11.73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5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3944" calcext:value-type="float">
            <text:p>11.74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576" calcext:value-type="float">
            <text:p>11.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576" calcext:value-type="float">
            <text:p>11.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576" calcext:value-type="float">
            <text:p>11.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9768" calcext:value-type="float">
            <text:p>11.85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9768" calcext:value-type="float">
            <text:p>11.85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5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9392" calcext:value-type="float">
            <text:p>11.89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196" calcext:value-type="float">
            <text:p>11.87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5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5008" calcext:value-type="float">
            <text:p>11.87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7576" calcext:value-type="float">
            <text:p>11.84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576" calcext:value-type="float">
            <text:p>11.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576" calcext:value-type="float">
            <text:p>11.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3296" calcext:value-type="float">
            <text:p>11.89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0624" calcext:value-type="float">
            <text:p>11.85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5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2336" calcext:value-type="float">
            <text:p>11.83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8912" calcext:value-type="float">
            <text:p>11.86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244" calcext:value-type="float">
            <text:p>11.90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9872" calcext:value-type="float">
            <text:p>11.92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0728" calcext:value-type="float">
            <text:p>11.92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768" calcext:value-type="float">
            <text:p>11.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1104" calcext:value-type="float">
            <text:p>11.88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5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196" calcext:value-type="float">
            <text:p>11.87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9392" calcext:value-type="float">
            <text:p>11.89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0352" calcext:value-type="float">
            <text:p>11.96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1104" calcext:value-type="float">
            <text:p>11.88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9768" calcext:value-type="float">
            <text:p>11.85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5968" calcext:value-type="float">
            <text:p>11.93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5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3776" calcext:value-type="float">
            <text:p>11.92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148" calcext:value-type="float">
            <text:p>11.84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5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7096" calcext:value-type="float">
            <text:p>11.81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672" calcext:value-type="float">
            <text:p>11.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3672" calcext:value-type="float">
            <text:p>11.85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672" calcext:value-type="float">
            <text:p>11.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1104" calcext:value-type="float">
            <text:p>11.88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5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9016" calcext:value-type="float">
            <text:p>11.93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5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6344" calcext:value-type="float">
            <text:p>11.89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5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4152" calcext:value-type="float">
            <text:p>11.88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5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3296" calcext:value-type="float">
            <text:p>11.89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5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9872" calcext:value-type="float">
            <text:p>11.92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5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4048" calcext:value-type="float">
            <text:p>11.81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5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9768" calcext:value-type="float">
            <text:p>11.85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5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9392" calcext:value-type="float">
            <text:p>11.89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5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9016" calcext:value-type="float">
            <text:p>11.93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5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9872" calcext:value-type="float">
            <text:p>11.92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5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4736" calcext:value-type="float">
            <text:p>11.98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5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0728" calcext:value-type="float">
            <text:p>11.92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5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9872" calcext:value-type="float">
            <text:p>11.92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5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2064" calcext:value-type="float">
            <text:p>11.94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5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4256" calcext:value-type="float">
            <text:p>11.95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5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2168" calcext:value-type="float">
            <text:p>12.01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5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3984" calcext:value-type="float">
            <text:p>12.06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5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6176" calcext:value-type="float">
            <text:p>12.07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5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532" calcext:value-type="float">
            <text:p>12.08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5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864" calcext:value-type="float">
            <text:p>11.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5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4736" calcext:value-type="float">
            <text:p>11.98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5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96" calcext:value-type="float">
            <text:p>12.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5112" calcext:value-type="float">
            <text:p>11.94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5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9976" calcext:value-type="float">
            <text:p>11.99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5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3128" calcext:value-type="float">
            <text:p>12.07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5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1208" calcext:value-type="float">
            <text:p>11.95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5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388" calcext:value-type="float">
            <text:p>11.99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1792" calcext:value-type="float">
            <text:p>12.05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5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8368" calcext:value-type="float">
            <text:p>12.08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5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96" calcext:value-type="float">
            <text:p>12.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5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1792" calcext:value-type="float">
            <text:p>12.05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5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008" calcext:value-type="float">
            <text:p>12.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7032" calcext:value-type="float">
            <text:p>12.06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5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4088" calcext:value-type="float">
            <text:p>12.13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5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8848" calcext:value-type="float">
            <text:p>12.11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5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7136" calcext:value-type="float">
            <text:p>12.13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5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4568" calcext:value-type="float">
            <text:p>12.16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5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4088" calcext:value-type="float">
            <text:p>12.13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2752" calcext:value-type="float">
            <text:p>12.11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5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7136" calcext:value-type="float">
            <text:p>12.13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5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0664" calcext:value-type="float">
            <text:p>12.17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5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5904" calcext:value-type="float">
            <text:p>12.18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5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9808" calcext:value-type="float">
            <text:p>12.17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8472" calcext:value-type="float">
            <text:p>12.15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5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4568" calcext:value-type="float">
            <text:p>12.16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5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4192" calcext:value-type="float">
            <text:p>12.20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5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2376" calcext:value-type="float">
            <text:p>12.15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5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9432" calcext:value-type="float">
            <text:p>12.21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3336" calcext:value-type="float">
            <text:p>12.21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5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1144" calcext:value-type="float">
            <text:p>12.20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5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1792" calcext:value-type="float">
            <text:p>12.05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5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436" calcext:value-type="float">
            <text:p>12.02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1896" calcext:value-type="float">
            <text:p>12.12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3712" calcext:value-type="float">
            <text:p>12.17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5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8472" calcext:value-type="float">
            <text:p>12.15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628" calcext:value-type="float">
            <text:p>12.14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5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96" calcext:value-type="float">
            <text:p>12.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5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0456" calcext:value-type="float">
            <text:p>12.03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008" calcext:value-type="float">
            <text:p>12.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7888" calcext:value-type="float">
            <text:p>12.05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4944" calcext:value-type="float">
            <text:p>12.12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2376" calcext:value-type="float">
            <text:p>12.15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0184" calcext:value-type="float">
            <text:p>12.14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9976" calcext:value-type="float">
            <text:p>11.99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5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8264" calcext:value-type="float">
            <text:p>12.01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5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7512" calcext:value-type="float">
            <text:p>12.09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5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9224" calcext:value-type="float">
            <text:p>12.07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5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7512" calcext:value-type="float">
            <text:p>12.09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4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7408" calcext:value-type="float">
            <text:p>12.02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4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9496" calcext:value-type="float">
            <text:p>11.96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4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3024" calcext:value-type="float">
            <text:p>12.00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4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1208" calcext:value-type="float">
            <text:p>11.95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4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7304" calcext:value-type="float">
            <text:p>11.95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4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7304" calcext:value-type="float">
            <text:p>11.95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4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1688" calcext:value-type="float">
            <text:p>11.98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4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7784" calcext:value-type="float">
            <text:p>11.98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4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5592" calcext:value-type="float">
            <text:p>11.97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4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7784" calcext:value-type="float">
            <text:p>11.98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4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3024" calcext:value-type="float">
            <text:p>12.00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4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1312" calcext:value-type="float">
            <text:p>12.02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4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864" calcext:value-type="float">
            <text:p>11.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4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9496" calcext:value-type="float">
            <text:p>11.96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4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4256" calcext:value-type="float">
            <text:p>11.95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4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6824" calcext:value-type="float">
            <text:p>11.92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3776" calcext:value-type="float">
            <text:p>11.92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4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292" calcext:value-type="float">
            <text:p>11.93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4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9872" calcext:value-type="float">
            <text:p>11.92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4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5968" calcext:value-type="float">
            <text:p>11.93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4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4256" calcext:value-type="float">
            <text:p>11.95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8056" calcext:value-type="float">
            <text:p>11.87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4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7952" calcext:value-type="float">
            <text:p>11.80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4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4048" calcext:value-type="float">
            <text:p>11.81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4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5008" calcext:value-type="float">
            <text:p>11.87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4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4632" calcext:value-type="float">
            <text:p>11.91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4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5008" calcext:value-type="float">
            <text:p>11.87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4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8432" calcext:value-type="float">
            <text:p>11.83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4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6344" calcext:value-type="float">
            <text:p>11.89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4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244" calcext:value-type="float">
            <text:p>11.90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4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196" calcext:value-type="float">
            <text:p>11.87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4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672" calcext:value-type="float">
            <text:p>11.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4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196" calcext:value-type="float">
            <text:p>11.87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4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624" calcext:value-type="float">
            <text:p>11.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4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004" calcext:value-type="float">
            <text:p>11.75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4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6616" calcext:value-type="float">
            <text:p>11.78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4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528" calcext:value-type="float">
            <text:p>11.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4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6136" calcext:value-type="float">
            <text:p>11.75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4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2232" calcext:value-type="float">
            <text:p>11.76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4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6616" calcext:value-type="float">
            <text:p>11.78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4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8808" calcext:value-type="float">
            <text:p>11.79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4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576" calcext:value-type="float">
            <text:p>11.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4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5176" calcext:value-type="float">
            <text:p>11.69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4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0312" calcext:value-type="float">
            <text:p>11.64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4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6032" calcext:value-type="float">
            <text:p>11.68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4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908" calcext:value-type="float">
            <text:p>11.68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4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432" calcext:value-type="float">
            <text:p>11.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4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8704" calcext:value-type="float">
            <text:p>11.72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4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6888" calcext:value-type="float">
            <text:p>11.67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4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7744" calcext:value-type="float">
            <text:p>11.66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4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9936" calcext:value-type="float">
            <text:p>11.67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4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1648" calcext:value-type="float">
            <text:p>11.66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4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6408" calcext:value-type="float">
            <text:p>11.64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4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5928" calcext:value-type="float">
            <text:p>11.61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4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7264" calcext:value-type="float">
            <text:p>11.63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4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5928" calcext:value-type="float">
            <text:p>11.61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4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3256" calcext:value-type="float">
            <text:p>11.57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4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0584" calcext:value-type="float">
            <text:p>11.53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4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144" calcext:value-type="float">
            <text:p>11.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4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4968" calcext:value-type="float">
            <text:p>11.55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9352" calcext:value-type="float">
            <text:p>11.57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4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5824" calcext:value-type="float">
            <text:p>11.54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7536" calcext:value-type="float">
            <text:p>11.52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4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2296" calcext:value-type="float">
            <text:p>11.51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4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2296" calcext:value-type="float">
            <text:p>11.51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4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7536" calcext:value-type="float">
            <text:p>11.52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4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668" calcext:value-type="float">
            <text:p>11.53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8768" calcext:value-type="float">
            <text:p>11.47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4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3528" calcext:value-type="float">
            <text:p>11.46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4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572" calcext:value-type="float">
            <text:p>11.47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4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4384" calcext:value-type="float">
            <text:p>11.45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4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8288" calcext:value-type="float">
            <text:p>11.44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572" calcext:value-type="float">
            <text:p>11.47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4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2192" calcext:value-type="float">
            <text:p>11.44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4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0376" calcext:value-type="float">
            <text:p>11.39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4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904" calcext:value-type="float">
            <text:p>11.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9416" calcext:value-type="float">
            <text:p>11.32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0168" calcext:value-type="float">
            <text:p>11.25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3592" calcext:value-type="float">
            <text:p>11.21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4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4824" calcext:value-type="float">
            <text:p>11.16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4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8728" calcext:value-type="float">
            <text:p>11.15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4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2632" calcext:value-type="float">
            <text:p>11.15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9104" calcext:value-type="float">
            <text:p>11.11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4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7768" calcext:value-type="float">
            <text:p>11.09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4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6432" calcext:value-type="float">
            <text:p>11.07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4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7288" calcext:value-type="float">
            <text:p>11.06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4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2904" calcext:value-type="float">
            <text:p>11.04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0712" calcext:value-type="float">
            <text:p>11.03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4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2424" calcext:value-type="float">
            <text:p>11.01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4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9752" calcext:value-type="float">
            <text:p>10.96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4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6704" calcext:value-type="float">
            <text:p>10.96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0608" calcext:value-type="float">
            <text:p>10.96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708" calcext:value-type="float">
            <text:p>10.92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4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7936" calcext:value-type="float">
            <text:p>10.91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4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0504" calcext:value-type="float">
            <text:p>10.89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4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6976" calcext:value-type="float">
            <text:p>10.85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4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3448" calcext:value-type="float">
            <text:p>10.82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4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04" calcext:value-type="float">
            <text:p>10.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4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04" calcext:value-type="float">
            <text:p>10.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4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516" calcext:value-type="float">
            <text:p>10.80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4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3824" calcext:value-type="float">
            <text:p>10.78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944" calcext:value-type="float">
            <text:p>10.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4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5056" calcext:value-type="float">
            <text:p>10.73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4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6768" calcext:value-type="float">
            <text:p>10.71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4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4576" calcext:value-type="float">
            <text:p>10.70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9336" calcext:value-type="float">
            <text:p>10.68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5808" calcext:value-type="float">
            <text:p>10.65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4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5328" calcext:value-type="float">
            <text:p>10.62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4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3992" calcext:value-type="float">
            <text:p>10.60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4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656" calcext:value-type="float">
            <text:p>10.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4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7416" calcext:value-type="float">
            <text:p>10.56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132" calcext:value-type="float">
            <text:p>10.56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4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4368" calcext:value-type="float">
            <text:p>10.56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4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9984" calcext:value-type="float">
            <text:p>10.53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4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4744" calcext:value-type="float">
            <text:p>10.52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4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036" calcext:value-type="float">
            <text:p>10.50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4264" calcext:value-type="float">
            <text:p>10.49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4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5976" calcext:value-type="float">
            <text:p>10.47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4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464" calcext:value-type="float">
            <text:p>10.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4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8544" calcext:value-type="float">
            <text:p>10.44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4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8064" calcext:value-type="float">
            <text:p>10.41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4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9776" calcext:value-type="float">
            <text:p>10.39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1488" calcext:value-type="float">
            <text:p>10.38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4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6248" calcext:value-type="float">
            <text:p>10.36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4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4912" calcext:value-type="float">
            <text:p>10.34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4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1864" calcext:value-type="float">
            <text:p>10.34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4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3576" calcext:value-type="float">
            <text:p>10.32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3096" calcext:value-type="float">
            <text:p>10.29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4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176" calcext:value-type="float">
            <text:p>10.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4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8232" calcext:value-type="float">
            <text:p>10.23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4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3848" calcext:value-type="float">
            <text:p>10.21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4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1656" calcext:value-type="float">
            <text:p>10.20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1176" calcext:value-type="float">
            <text:p>10.17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4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6792" calcext:value-type="float">
            <text:p>10.14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4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2408" calcext:value-type="float">
            <text:p>10.12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4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1928" calcext:value-type="float">
            <text:p>10.09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4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4496" calcext:value-type="float">
            <text:p>10.06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0968" calcext:value-type="float">
            <text:p>10.03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4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268" calcext:value-type="float">
            <text:p>10.01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4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9152" calcext:value-type="float">
            <text:p>9.97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4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2576" calcext:value-type="float">
            <text:p>9.94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4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7336" calcext:value-type="float">
            <text:p>9.92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6" calcext:value-type="float">
            <text:p>9.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4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504" calcext:value-type="float">
            <text:p>9.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4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4936" calcext:value-type="float">
            <text:p>9.77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4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0552" calcext:value-type="float">
            <text:p>9.75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4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312" calcext:value-type="float">
            <text:p>9.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0448" calcext:value-type="float">
            <text:p>9.68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4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2536" calcext:value-type="float">
            <text:p>9.62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4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9008" calcext:value-type="float">
            <text:p>9.58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4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4624" calcext:value-type="float">
            <text:p>9.56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4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6712" calcext:value-type="float">
            <text:p>9.50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4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9656" calcext:value-type="float">
            <text:p>9.43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3936" calcext:value-type="float">
            <text:p>9.39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4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8216" calcext:value-type="float">
            <text:p>9.34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4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64" calcext:value-type="float">
            <text:p>9.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4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3728" calcext:value-type="float">
            <text:p>9.25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4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02" calcext:value-type="float">
            <text:p>9.22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0576" calcext:value-type="float">
            <text:p>9.18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4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4856" calcext:value-type="float">
            <text:p>9.13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4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0848" calcext:value-type="float">
            <text:p>9.07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4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5984" calcext:value-type="float">
            <text:p>9.01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4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112" calcext:value-type="float">
            <text:p>8.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9304" calcext:value-type="float">
            <text:p>8.90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4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3584" calcext:value-type="float">
            <text:p>8.86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4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2624" calcext:value-type="float">
            <text:p>8.80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4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252" calcext:value-type="float">
            <text:p>8.73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4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5464" calcext:value-type="float">
            <text:p>8.66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3648" calcext:value-type="float">
            <text:p>8.61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4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7928" calcext:value-type="float">
            <text:p>8.56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4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6112" calcext:value-type="float">
            <text:p>8.51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4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2104" calcext:value-type="float">
            <text:p>8.45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4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0288" calcext:value-type="float">
            <text:p>8.40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3712" calcext:value-type="float">
            <text:p>8.36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4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4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7512" calcext:value-type="float">
            <text:p>8.28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4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532" calcext:value-type="float">
            <text:p>8.2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4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8368" calcext:value-type="float">
            <text:p>8.27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0352" calcext:value-type="float">
            <text:p>8.1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4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6552" calcext:value-type="float">
            <text:p>8.22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4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9496" calcext:value-type="float">
            <text:p>8.1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4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6344" calcext:value-type="float">
            <text:p>8.08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4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6616" calcext:value-type="float">
            <text:p>7.9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4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0792" calcext:value-type="float">
            <text:p>7.8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4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304" calcext:value-type="float">
            <text:p>7.7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4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62" calcext:value-type="float">
            <text:p>7.6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4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7808" calcext:value-type="float">
            <text:p>7.6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9416" calcext:value-type="float">
            <text:p>7.5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4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4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4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9584" calcext:value-type="float">
            <text:p>7.3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4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6808" calcext:value-type="float">
            <text:p>7.22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4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3656" calcext:value-type="float">
            <text:p>7.1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4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6976" calcext:value-type="float">
            <text:p>7.0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4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3824" calcext:value-type="float">
            <text:p>6.9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4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5056" calcext:value-type="float">
            <text:p>6.9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2864" calcext:value-type="float">
            <text:p>6.9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4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6768" calcext:value-type="float">
            <text:p>6.90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4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0776" calcext:value-type="float">
            <text:p>6.97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4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8416" calcext:value-type="float">
            <text:p>7.1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4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4928" calcext:value-type="float">
            <text:p>7.4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4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9208" calcext:value-type="float">
            <text:p>7.3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4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4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8248" calcext:value-type="float">
            <text:p>7.3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4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6432" calcext:value-type="float">
            <text:p>7.26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7184" calcext:value-type="float">
            <text:p>7.1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4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3656" calcext:value-type="float">
            <text:p>7.1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4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756" calcext:value-type="float">
            <text:p>7.1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4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7664" calcext:value-type="float">
            <text:p>7.2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4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044" calcext:value-type="float">
            <text:p>7.3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4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6744" calcext:value-type="float">
            <text:p>7.4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4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8456" calcext:value-type="float">
            <text:p>7.4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4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976" calcext:value-type="float">
            <text:p>7.4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4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1776" calcext:value-type="float">
            <text:p>7.3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4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3384" calcext:value-type="float">
            <text:p>7.26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9856" calcext:value-type="float">
            <text:p>7.22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4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8416" calcext:value-type="float">
            <text:p>7.1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4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4888" calcext:value-type="float">
            <text:p>7.10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4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4304" calcext:value-type="float">
            <text:p>7.0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4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2488" calcext:value-type="float">
            <text:p>6.9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5536" calcext:value-type="float">
            <text:p>6.95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4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516" calcext:value-type="float">
            <text:p>6.9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4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6704" calcext:value-type="float">
            <text:p>7.1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4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0544" calcext:value-type="float">
            <text:p>7.4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4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3256" calcext:value-type="float">
            <text:p>7.7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4592" calcext:value-type="float">
            <text:p>7.7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4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3256" calcext:value-type="float">
            <text:p>7.7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4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2776" calcext:value-type="float">
            <text:p>7.7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4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9728" calcext:value-type="float">
            <text:p>7.7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4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0208" calcext:value-type="float">
            <text:p>7.7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9832" calcext:value-type="float">
            <text:p>7.7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4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8976" calcext:value-type="float">
            <text:p>7.8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4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4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4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0248" calcext:value-type="float">
            <text:p>8.08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5424" calcext:value-type="float">
            <text:p>8.34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4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2104" calcext:value-type="float">
            <text:p>8.45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4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6008" calcext:value-type="float">
            <text:p>8.44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4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4672" calcext:value-type="float">
            <text:p>8.42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4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1624" calcext:value-type="float">
            <text:p>8.42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8576" calcext:value-type="float">
            <text:p>8.41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4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9432" calcext:value-type="float">
            <text:p>8.40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4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0664" calcext:value-type="float">
            <text:p>8.36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4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4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9224" calcext:value-type="float">
            <text:p>8.26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4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7888" calcext:value-type="float">
            <text:p>8.24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4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436" calcext:value-type="float">
            <text:p>8.2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4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436" calcext:value-type="float">
            <text:p>8.2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4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3504" calcext:value-type="float">
            <text:p>8.22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5592" calcext:value-type="float">
            <text:p>8.1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4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4256" calcext:value-type="float">
            <text:p>8.1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4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8056" calcext:value-type="float">
            <text:p>8.0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4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8432" calcext:value-type="float">
            <text:p>8.02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4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4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4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9936" calcext:value-type="float">
            <text:p>7.86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5552" calcext:value-type="float">
            <text:p>7.8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4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4592" calcext:value-type="float">
            <text:p>7.7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3632" calcext:value-type="float">
            <text:p>7.7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8392" calcext:value-type="float">
            <text:p>7.7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104" calcext:value-type="float">
            <text:p>7.6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4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572" calcext:value-type="float">
            <text:p>7.6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4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2192" calcext:value-type="float">
            <text:p>7.6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6472" calcext:value-type="float">
            <text:p>7.5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0376" calcext:value-type="float">
            <text:p>7.5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4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5512" calcext:value-type="float">
            <text:p>7.52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6744" calcext:value-type="float">
            <text:p>7.4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4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9792" calcext:value-type="float">
            <text:p>7.4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284" calcext:value-type="float">
            <text:p>7.4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4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4552" calcext:value-type="float">
            <text:p>7.4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4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4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7016" calcext:value-type="float">
            <text:p>7.3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4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4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4448" calcext:value-type="float">
            <text:p>7.3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4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3112" calcext:value-type="float">
            <text:p>7.37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4824" calcext:value-type="float">
            <text:p>7.3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044" calcext:value-type="float">
            <text:p>7.3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6536" calcext:value-type="float">
            <text:p>7.3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4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6432" calcext:value-type="float">
            <text:p>7.26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4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9856" calcext:value-type="float">
            <text:p>7.22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756" calcext:value-type="float">
            <text:p>7.1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4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7832" calcext:value-type="float">
            <text:p>7.0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4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4304" calcext:value-type="float">
            <text:p>7.0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9064" calcext:value-type="float">
            <text:p>6.98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4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3928" calcext:value-type="float">
            <text:p>7.04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4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0232" calcext:value-type="float">
            <text:p>7.1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4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4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5928" calcext:value-type="float">
            <text:p>7.8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4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4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4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4632" calcext:value-type="float">
            <text:p>8.1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4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244" calcext:value-type="float">
            <text:p>8.0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4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4152" calcext:value-type="float">
            <text:p>8.07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4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5008" calcext:value-type="float">
            <text:p>8.06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4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196" calcext:value-type="float">
            <text:p>8.06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4-0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3296" calcext:value-type="float">
            <text:p>8.08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4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5384" calcext:value-type="float">
            <text:p>8.0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4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4904" calcext:value-type="float">
            <text:p>7.9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4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2712" calcext:value-type="float">
            <text:p>7.98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4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3568" calcext:value-type="float">
            <text:p>7.9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4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9664" calcext:value-type="float">
            <text:p>7.9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4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4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2128" calcext:value-type="float">
            <text:p>7.8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4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6032" calcext:value-type="float">
            <text:p>7.8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4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5176" calcext:value-type="float">
            <text:p>7.8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4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2504" calcext:value-type="float">
            <text:p>7.84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4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0312" calcext:value-type="float">
            <text:p>7.8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4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2504" calcext:value-type="float">
            <text:p>7.84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4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4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4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6032" calcext:value-type="float">
            <text:p>7.8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4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1" calcext:value-type="float">
            <text:p>8.0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4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7408" calcext:value-type="float">
            <text:p>8.21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4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6968" calcext:value-type="float">
            <text:p>8.50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4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4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7176" calcext:value-type="float">
            <text:p>8.64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4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8512" calcext:value-type="float">
            <text:p>8.66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4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9368" calcext:value-type="float">
            <text:p>8.65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4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8616" calcext:value-type="float">
            <text:p>8.73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4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3648" calcext:value-type="float">
            <text:p>8.61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4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2792" calcext:value-type="float">
            <text:p>8.62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4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1936" calcext:value-type="float">
            <text:p>8.63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4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9368" calcext:value-type="float">
            <text:p>8.65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4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9848" calcext:value-type="float">
            <text:p>8.68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156" calcext:value-type="float">
            <text:p>8.67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4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5944" calcext:value-type="float">
            <text:p>8.69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4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8992" calcext:value-type="float">
            <text:p>8.69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4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9368" calcext:value-type="float">
            <text:p>8.65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4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9744" calcext:value-type="float">
            <text:p>8.61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4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7656" calcext:value-type="float">
            <text:p>8.67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4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9368" calcext:value-type="float">
            <text:p>8.65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4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9576" calcext:value-type="float">
            <text:p>8.79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4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252" calcext:value-type="float">
            <text:p>8.73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0744" calcext:value-type="float">
            <text:p>9.00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4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5504" calcext:value-type="float">
            <text:p>8.98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4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0848" calcext:value-type="float">
            <text:p>9.07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3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0576" calcext:value-type="float">
            <text:p>9.18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3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6672" calcext:value-type="float">
            <text:p>9.18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3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22" calcext:value-type="float">
            <text:p>9.98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3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0384" calcext:value-type="float">
            <text:p>9.93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3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0008" calcext:value-type="float">
            <text:p>9.97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3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744" calcext:value-type="float">
            <text:p>9.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3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6208" calcext:value-type="float">
            <text:p>10.04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3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0216" calcext:value-type="float">
            <text:p>10.11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3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556" calcext:value-type="float">
            <text:p>10.19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3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0904" calcext:value-type="float">
            <text:p>10.28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3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3576" calcext:value-type="float">
            <text:p>10.32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3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7832" calcext:value-type="float">
            <text:p>10.84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3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3928" calcext:value-type="float">
            <text:p>10.85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3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2424" calcext:value-type="float">
            <text:p>11.01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3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8728" calcext:value-type="float">
            <text:p>11.15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3696" calcext:value-type="float">
            <text:p>11.28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3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8664" calcext:value-type="float">
            <text:p>11.40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9728" calcext:value-type="float">
            <text:p>11.53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3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4152" calcext:value-type="float">
            <text:p>11.88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3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8536" calcext:value-type="float">
            <text:p>11.90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3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156" calcext:value-type="float">
            <text:p>12.48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3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244" calcext:value-type="float">
            <text:p>11.90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6672" calcext:value-type="float">
            <text:p>12.99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3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6856" calcext:value-type="float">
            <text:p>13.70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3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3328" calcext:value-type="float">
            <text:p>13.67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3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1512" calcext:value-type="float">
            <text:p>13.62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3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6648" calcext:value-type="float">
            <text:p>13.56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0072" calcext:value-type="float">
            <text:p>13.53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3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74" calcext:value-type="float">
            <text:p>13.48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3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4248" calcext:value-type="float">
            <text:p>13.41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3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6064" calcext:value-type="float">
            <text:p>13.46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3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8944" calcext:value-type="float">
            <text:p>13.64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6856" calcext:value-type="float">
            <text:p>13.70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3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7336" calcext:value-type="float">
            <text:p>13.73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3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404" calcext:value-type="float">
            <text:p>13.27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3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832" calcext:value-type="float">
            <text:p>13.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3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4416" calcext:value-type="float">
            <text:p>13.23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404" calcext:value-type="float">
            <text:p>13.27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3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1848" calcext:value-type="float">
            <text:p>13.26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3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7568" calcext:value-type="float">
            <text:p>13.30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3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2264" calcext:value-type="float">
            <text:p>13.54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3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8736" calcext:value-type="float">
            <text:p>13.50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0512" calcext:value-type="float">
            <text:p>13.24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3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2224" calcext:value-type="float">
            <text:p>13.22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3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928" calcext:value-type="float">
            <text:p>13.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3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3664" calcext:value-type="float">
            <text:p>13.31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3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2432" calcext:value-type="float">
            <text:p>13.36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404" calcext:value-type="float">
            <text:p>13.27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3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1744" calcext:value-type="float">
            <text:p>13.19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3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9552" calcext:value-type="float">
            <text:p>13.17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3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7816" calcext:value-type="float">
            <text:p>13.76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3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696" calcext:value-type="float">
            <text:p>13.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884" calcext:value-type="float">
            <text:p>13.57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3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7024" calcext:value-type="float">
            <text:p>13.52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3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3976" calcext:value-type="float">
            <text:p>13.52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3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6168" calcext:value-type="float">
            <text:p>13.53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3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5104" calcext:value-type="float">
            <text:p>13.40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0512" calcext:value-type="float">
            <text:p>13.24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3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5648" calcext:value-type="float">
            <text:p>13.18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3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1744" calcext:value-type="float">
            <text:p>13.19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3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404" calcext:value-type="float">
            <text:p>13.27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3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0408" calcext:value-type="float">
            <text:p>13.17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164" calcext:value-type="float">
            <text:p>13.12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3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2496" calcext:value-type="float">
            <text:p>13.11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3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688" calcext:value-type="float">
            <text:p>13.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3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3832" calcext:value-type="float">
            <text:p>13.13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3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9448" calcext:value-type="float">
            <text:p>13.10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9448" calcext:value-type="float">
            <text:p>13.10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3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8968" calcext:value-type="float">
            <text:p>13.07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3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1536" calcext:value-type="float">
            <text:p>13.05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3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2392" calcext:value-type="float">
            <text:p>13.04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3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3248" calcext:value-type="float">
            <text:p>13.03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972" calcext:value-type="float">
            <text:p>12.99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3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2288" calcext:value-type="float">
            <text:p>12.97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3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1432" calcext:value-type="float">
            <text:p>12.98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3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7528" calcext:value-type="float">
            <text:p>12.98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3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6192" calcext:value-type="float">
            <text:p>12.96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3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5712" calcext:value-type="float">
            <text:p>12.93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352" calcext:value-type="float">
            <text:p>12.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3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4376" calcext:value-type="float">
            <text:p>12.91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3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9992" calcext:value-type="float">
            <text:p>12.88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3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4752" calcext:value-type="float">
            <text:p>12.87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3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3416" calcext:value-type="float">
            <text:p>12.85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732" calcext:value-type="float">
            <text:p>12.84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3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8176" calcext:value-type="float">
            <text:p>12.83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3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5128" calcext:value-type="float">
            <text:p>12.83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3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2936" calcext:value-type="float">
            <text:p>12.82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3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7696" calcext:value-type="float">
            <text:p>12.80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9408" calcext:value-type="float">
            <text:p>12.78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3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1976" calcext:value-type="float">
            <text:p>12.76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3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8448" calcext:value-type="float">
            <text:p>12.72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3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7112" calcext:value-type="float">
            <text:p>12.70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3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016" calcext:value-type="float">
            <text:p>12.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2352" calcext:value-type="float">
            <text:p>12.72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3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2728" calcext:value-type="float">
            <text:p>12.68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3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8344" calcext:value-type="float">
            <text:p>12.65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3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396" calcext:value-type="float">
            <text:p>12.63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3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7384" calcext:value-type="float">
            <text:p>12.59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9096" calcext:value-type="float">
            <text:p>12.57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3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252" calcext:value-type="float">
            <text:p>12.54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3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1664" calcext:value-type="float">
            <text:p>12.55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3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5568" calcext:value-type="float">
            <text:p>12.54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3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4232" calcext:value-type="float">
            <text:p>12.52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5944" calcext:value-type="float">
            <text:p>12.50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3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4608" calcext:value-type="float">
            <text:p>12.48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3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3272" calcext:value-type="float">
            <text:p>12.46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3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0224" calcext:value-type="float">
            <text:p>12.46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3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4984" calcext:value-type="float">
            <text:p>12.44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3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9744" calcext:value-type="float">
            <text:p>12.42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3648" calcext:value-type="float">
            <text:p>12.42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3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4504" calcext:value-type="float">
            <text:p>12.41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3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012" calcext:value-type="float">
            <text:p>12.39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3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8328" calcext:value-type="float">
            <text:p>11.76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3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3944" calcext:value-type="float">
            <text:p>11.74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6512" calcext:value-type="float">
            <text:p>11.71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3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6888" calcext:value-type="float">
            <text:p>11.67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3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4216" calcext:value-type="float">
            <text:p>11.63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3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3736" calcext:value-type="float">
            <text:p>11.60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3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4968" calcext:value-type="float">
            <text:p>11.55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7056" calcext:value-type="float">
            <text:p>11.49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3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8288" calcext:value-type="float">
            <text:p>11.44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3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476" calcext:value-type="float">
            <text:p>11.41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3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3424" calcext:value-type="float">
            <text:p>11.39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3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8184" calcext:value-type="float">
            <text:p>11.37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2464" calcext:value-type="float">
            <text:p>11.33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3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284" calcext:value-type="float">
            <text:p>11.29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3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8456" calcext:value-type="float">
            <text:p>11.26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3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712" calcext:value-type="float">
            <text:p>11.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3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188" calcext:value-type="float">
            <text:p>11.23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9688" calcext:value-type="float">
            <text:p>11.21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3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0064" calcext:value-type="float">
            <text:p>11.18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3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7872" calcext:value-type="float">
            <text:p>11.16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3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044" calcext:value-type="float">
            <text:p>11.14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3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7392" calcext:value-type="float">
            <text:p>11.13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9104" calcext:value-type="float">
            <text:p>11.11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3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7768" calcext:value-type="float">
            <text:p>11.09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3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7288" calcext:value-type="float">
            <text:p>11.06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3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9" calcext:value-type="float">
            <text:p>11.0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3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0712" calcext:value-type="float">
            <text:p>11.03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7184" calcext:value-type="float">
            <text:p>10.99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3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6704" calcext:value-type="float">
            <text:p>10.96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3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0128" calcext:value-type="float">
            <text:p>10.93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3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66" calcext:value-type="float">
            <text:p>10.8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3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5264" calcext:value-type="float">
            <text:p>10.87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7832" calcext:value-type="float">
            <text:p>10.84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3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7352" calcext:value-type="float">
            <text:p>10.81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3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8208" calcext:value-type="float">
            <text:p>10.80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3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3344" calcext:value-type="float">
            <text:p>10.75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3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8104" calcext:value-type="float">
            <text:p>10.73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1528" calcext:value-type="float">
            <text:p>10.70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3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324" calcext:value-type="float">
            <text:p>10.68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3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8376" calcext:value-type="float">
            <text:p>10.62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3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1424" calcext:value-type="float">
            <text:p>10.63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3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0464" calcext:value-type="float">
            <text:p>10.57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9984" calcext:value-type="float">
            <text:p>10.53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3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3408" calcext:value-type="float">
            <text:p>10.50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3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7312" calcext:value-type="float">
            <text:p>10.49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3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2072" calcext:value-type="float">
            <text:p>10.48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3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94" calcext:value-type="float">
            <text:p>10.43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5016" calcext:value-type="float">
            <text:p>10.41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3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8064" calcext:value-type="float">
            <text:p>10.41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3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892" calcext:value-type="float">
            <text:p>10.40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3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892" calcext:value-type="float">
            <text:p>10.40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3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7208" calcext:value-type="float">
            <text:p>10.42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464" calcext:value-type="float">
            <text:p>10.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3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3784" calcext:value-type="float">
            <text:p>10.46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3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5976" calcext:value-type="float">
            <text:p>10.47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3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8168" calcext:value-type="float">
            <text:p>10.48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3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6456" calcext:value-type="float">
            <text:p>10.50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3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56" calcext:value-type="float">
            <text:p>10.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9984" calcext:value-type="float">
            <text:p>10.53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3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3032" calcext:value-type="float">
            <text:p>10.54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3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5704" calcext:value-type="float">
            <text:p>10.58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3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752" calcext:value-type="float">
            <text:p>10.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3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9816" calcext:value-type="float">
            <text:p>10.71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4304" calcext:value-type="float">
            <text:p>10.81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3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4888" calcext:value-type="float">
            <text:p>10.91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3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28" calcext:value-type="float">
            <text:p>10.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3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6328" calcext:value-type="float">
            <text:p>11.00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3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948" calcext:value-type="float">
            <text:p>11.07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3488" calcext:value-type="float">
            <text:p>11.14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3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6912" calcext:value-type="float">
            <text:p>11.10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3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7768" calcext:value-type="float">
            <text:p>11.09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3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3864" calcext:value-type="float">
            <text:p>11.10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3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7392" calcext:value-type="float">
            <text:p>11.13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7016" calcext:value-type="float">
            <text:p>11.17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3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4824" calcext:value-type="float">
            <text:p>11.16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3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9584" calcext:value-type="float">
            <text:p>11.14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3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52" calcext:value-type="float">
            <text:p>11.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3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9104" calcext:value-type="float">
            <text:p>11.11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7872" calcext:value-type="float">
            <text:p>11.16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3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4928" calcext:value-type="float">
            <text:p>11.23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3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664" calcext:value-type="float">
            <text:p>11.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3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7976" calcext:value-type="float">
            <text:p>11.23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3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3592" calcext:value-type="float">
            <text:p>11.21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3968" calcext:value-type="float">
            <text:p>11.17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3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8728" calcext:value-type="float">
            <text:p>11.15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3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8728" calcext:value-type="float">
            <text:p>11.15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3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52" calcext:value-type="float">
            <text:p>11.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3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7768" calcext:value-type="float">
            <text:p>11.09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1192" calcext:value-type="float">
            <text:p>11.06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3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424" calcext:value-type="float">
            <text:p>11.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3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4136" calcext:value-type="float">
            <text:p>10.99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3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1088" calcext:value-type="float">
            <text:p>10.99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3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756" calcext:value-type="float">
            <text:p>10.95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4512" calcext:value-type="float">
            <text:p>10.95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3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1464" calcext:value-type="float">
            <text:p>10.95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3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756" calcext:value-type="float">
            <text:p>10.95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3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0504" calcext:value-type="float">
            <text:p>10.89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3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3928" calcext:value-type="float">
            <text:p>10.85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9064" calcext:value-type="float">
            <text:p>10.79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3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7248" calcext:value-type="float">
            <text:p>10.74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3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2864" calcext:value-type="float">
            <text:p>10.72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3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2864" calcext:value-type="float">
            <text:p>10.72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3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5056" calcext:value-type="float">
            <text:p>10.73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0944" calcext:value-type="float">
            <text:p>10.60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3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8272" calcext:value-type="float">
            <text:p>10.55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3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9984" calcext:value-type="float">
            <text:p>10.53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3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9128" calcext:value-type="float">
            <text:p>10.54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3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0464" calcext:value-type="float">
            <text:p>10.57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6936" calcext:value-type="float">
            <text:p>10.53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3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036" calcext:value-type="float">
            <text:p>10.50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3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9024" calcext:value-type="float">
            <text:p>10.47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3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5976" calcext:value-type="float">
            <text:p>10.47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3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988" calcext:value-type="float">
            <text:p>10.46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9672" calcext:value-type="float">
            <text:p>10.32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3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3952" calcext:value-type="float">
            <text:p>10.28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3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9568" calcext:value-type="float">
            <text:p>10.25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3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4328" calcext:value-type="float">
            <text:p>10.24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5288" calcext:value-type="float">
            <text:p>10.30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3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556" calcext:value-type="float">
            <text:p>10.19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556" calcext:value-type="float">
            <text:p>10.19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3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7376" calcext:value-type="float">
            <text:p>10.24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3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5664" calcext:value-type="float">
            <text:p>10.26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3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9088" calcext:value-type="float">
            <text:p>10.22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3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4224" calcext:value-type="float">
            <text:p>10.17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1552" calcext:value-type="float">
            <text:p>10.13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3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5832" calcext:value-type="float">
            <text:p>10.08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3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1928" calcext:value-type="float">
            <text:p>10.09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3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2784" calcext:value-type="float">
            <text:p>10.08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3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9256" calcext:value-type="float">
            <text:p>10.04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1448" calcext:value-type="float">
            <text:p>10.06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3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0216" calcext:value-type="float">
            <text:p>10.11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3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5832" calcext:value-type="float">
            <text:p>10.08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3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316" calcext:value-type="float">
            <text:p>10.04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3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124" calcext:value-type="float">
            <text:p>9.92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1344" calcext:value-type="float">
            <text:p>9.99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3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4976" calcext:value-type="float">
            <text:p>10.09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3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1552" calcext:value-type="float">
            <text:p>10.13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3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1552" calcext:value-type="float">
            <text:p>10.13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3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5456" calcext:value-type="float">
            <text:p>10.12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3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2136" calcext:value-type="float">
            <text:p>10.23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3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4912" calcext:value-type="float">
            <text:p>10.34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3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5016" calcext:value-type="float">
            <text:p>10.41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3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5976" calcext:value-type="float">
            <text:p>10.47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3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608" calcext:value-type="float">
            <text:p>10.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3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4472" calcext:value-type="float">
            <text:p>10.63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3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7248" calcext:value-type="float">
            <text:p>10.74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3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1256" calcext:value-type="float">
            <text:p>10.81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3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6392" calcext:value-type="float">
            <text:p>10.75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3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3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0984" calcext:value-type="float">
            <text:p>10.92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3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9752" calcext:value-type="float">
            <text:p>10.96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3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6224" calcext:value-type="float">
            <text:p>10.93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3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472" calcext:value-type="float">
            <text:p>11.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3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0168" calcext:value-type="float">
            <text:p>11.25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3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6848" calcext:value-type="float">
            <text:p>11.35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3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7704" calcext:value-type="float">
            <text:p>11.34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3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5992" calcext:value-type="float">
            <text:p>11.36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3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0856" calcext:value-type="float">
            <text:p>11.42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3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0104" calcext:value-type="float">
            <text:p>11.50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3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5344" calcext:value-type="float">
            <text:p>11.51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3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8976" calcext:value-type="float">
            <text:p>11.61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3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2128" calcext:value-type="float">
            <text:p>11.69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3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4696" calcext:value-type="float">
            <text:p>11.66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3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2128" calcext:value-type="float">
            <text:p>11.69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3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7368" calcext:value-type="float">
            <text:p>11.70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3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2232" calcext:value-type="float">
            <text:p>11.76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3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2816" calcext:value-type="float">
            <text:p>11.86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3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676" calcext:value-type="float">
            <text:p>12.17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3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0224" calcext:value-type="float">
            <text:p>12.46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3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2144" calcext:value-type="float">
            <text:p>12.58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3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7696" calcext:value-type="float">
            <text:p>12.80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3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8928" calcext:value-type="float">
            <text:p>12.75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3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1808" calcext:value-type="float">
            <text:p>12.94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3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6672" calcext:value-type="float">
            <text:p>12.99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3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2976" calcext:value-type="float">
            <text:p>13.14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3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9344" calcext:value-type="float">
            <text:p>13.03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3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3728" calcext:value-type="float">
            <text:p>13.06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3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7256" calcext:value-type="float">
            <text:p>13.09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3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5064" calcext:value-type="float">
            <text:p>13.08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3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4752" calcext:value-type="float">
            <text:p>12.87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3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636" calcext:value-type="float">
            <text:p>12.78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3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828" calcext:value-type="float">
            <text:p>12.90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3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3728" calcext:value-type="float">
            <text:p>13.06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256" calcext:value-type="float">
            <text:p>12.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3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1872" calcext:value-type="float">
            <text:p>12.69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3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3144" calcext:value-type="float">
            <text:p>12.96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3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636" calcext:value-type="float">
            <text:p>12.78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3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3104" calcext:value-type="float">
            <text:p>12.64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876" calcext:value-type="float">
            <text:p>12.93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3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4376" calcext:value-type="float">
            <text:p>12.91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3312" calcext:value-type="float">
            <text:p>12.78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8448" calcext:value-type="float">
            <text:p>12.72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3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1664" calcext:value-type="float">
            <text:p>12.55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5088" calcext:value-type="float">
            <text:p>12.51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3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8136" calcext:value-type="float">
            <text:p>12.51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3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3312" calcext:value-type="float">
            <text:p>12.78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3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2728" calcext:value-type="float">
            <text:p>12.68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3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8136" calcext:value-type="float">
            <text:p>12.51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1184" calcext:value-type="float">
            <text:p>12.52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3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776" calcext:value-type="float">
            <text:p>12.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3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112" calcext:value-type="float">
            <text:p>12.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3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6528" calcext:value-type="float">
            <text:p>12.60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3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1184" calcext:value-type="float">
            <text:p>12.52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9992" calcext:value-type="float">
            <text:p>12.88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3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5232" calcext:value-type="float">
            <text:p>12.90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3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4544" calcext:value-type="float">
            <text:p>12.73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3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6424" calcext:value-type="float">
            <text:p>12.53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3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8448" calcext:value-type="float">
            <text:p>12.72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2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0912" calcext:value-type="float">
            <text:p>12.63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2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9616" calcext:value-type="float">
            <text:p>12.92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2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9888" calcext:value-type="float">
            <text:p>12.81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2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444" calcext:value-type="float">
            <text:p>12.66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2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9512" calcext:value-type="float">
            <text:p>12.85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2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2664" calcext:value-type="float">
            <text:p>12.93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2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3144" calcext:value-type="float">
            <text:p>12.96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2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164" calcext:value-type="float">
            <text:p>13.12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2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2328" calcext:value-type="float">
            <text:p>13.29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2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9824" calcext:value-type="float">
            <text:p>13.06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2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0784" calcext:value-type="float">
            <text:p>13.13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2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932" calcext:value-type="float">
            <text:p>13.60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2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36" calcext:value-type="float">
            <text:p>13.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2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6376" calcext:value-type="float">
            <text:p>13.67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2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1552" calcext:value-type="float">
            <text:p>13.94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2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0904" calcext:value-type="float">
            <text:p>14.09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2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1008" calcext:value-type="float">
            <text:p>14.16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2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2824" calcext:value-type="float">
            <text:p>14.21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2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3848" calcext:value-type="float">
            <text:p>14.02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2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4328" calcext:value-type="float">
            <text:p>14.05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2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2928" calcext:value-type="float">
            <text:p>14.28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2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3888" calcext:value-type="float">
            <text:p>14.34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2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9984" calcext:value-type="float">
            <text:p>14.34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2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8272" calcext:value-type="float">
            <text:p>14.36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2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8376" calcext:value-type="float">
            <text:p>14.43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2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0736" calcext:value-type="float">
            <text:p>14.27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2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6248" calcext:value-type="float">
            <text:p>14.17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2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464" calcext:value-type="float">
            <text:p>14.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2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2176" calcext:value-type="float">
            <text:p>14.36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2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1592" calcext:value-type="float">
            <text:p>14.26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2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132" calcext:value-type="float">
            <text:p>14.37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2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6768" calcext:value-type="float">
            <text:p>14.52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2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2176" calcext:value-type="float">
            <text:p>14.36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2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3888" calcext:value-type="float">
            <text:p>14.34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2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2552" calcext:value-type="float">
            <text:p>14.32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2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416" calcext:value-type="float">
            <text:p>14.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2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0672" calcext:value-type="float">
            <text:p>14.52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2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18" calcext:value-type="float">
            <text:p>14.40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2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132" calcext:value-type="float">
            <text:p>14.37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2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276" calcext:value-type="float">
            <text:p>14.46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2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2384" calcext:value-type="float">
            <text:p>14.50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2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0672" calcext:value-type="float">
            <text:p>14.52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2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42" calcext:value-type="float">
            <text:p>14.55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2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0568" calcext:value-type="float">
            <text:p>14.45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2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704" calcext:value-type="float">
            <text:p>14.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2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6872" calcext:value-type="float">
            <text:p>14.59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2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7144" calcext:value-type="float">
            <text:p>14.48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2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3512" calcext:value-type="float">
            <text:p>14.38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2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0944" calcext:value-type="float">
            <text:p>14.41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2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7728" calcext:value-type="float">
            <text:p>14.58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2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8752" calcext:value-type="float">
            <text:p>14.39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2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0464" calcext:value-type="float">
            <text:p>14.38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2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4848" calcext:value-type="float">
            <text:p>14.40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2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1632" calcext:value-type="float">
            <text:p>14.58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2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7248" calcext:value-type="float">
            <text:p>14.55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2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3616" calcext:value-type="float">
            <text:p>14.45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3136" calcext:value-type="float">
            <text:p>14.42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2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4264" calcext:value-type="float">
            <text:p>14.30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2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132" calcext:value-type="float">
            <text:p>14.37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2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848" calcext:value-type="float">
            <text:p>14.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2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42" calcext:value-type="float">
            <text:p>14.55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2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8" calcext:value-type="float">
            <text:p>14.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4472" calcext:value-type="float">
            <text:p>14.44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2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5912" calcext:value-type="float">
            <text:p>14.53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2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2384" calcext:value-type="float">
            <text:p>14.50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2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1048" calcext:value-type="float">
            <text:p>14.48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2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468" calcext:value-type="float">
            <text:p>14.58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1048" calcext:value-type="float">
            <text:p>14.48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2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9712" calcext:value-type="float">
            <text:p>14.45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2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5432" calcext:value-type="float">
            <text:p>14.50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2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8856" calcext:value-type="float">
            <text:p>14.46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2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228" calcext:value-type="float">
            <text:p>14.43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9128" calcext:value-type="float">
            <text:p>14.35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2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6392" calcext:value-type="float">
            <text:p>14.56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2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2112" calcext:value-type="float">
            <text:p>14.61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2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7728" calcext:value-type="float">
            <text:p>14.58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2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896" calcext:value-type="float">
            <text:p>14.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4952" calcext:value-type="float">
            <text:p>14.47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2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9712" calcext:value-type="float">
            <text:p>14.45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2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1528" calcext:value-type="float">
            <text:p>14.51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2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4368" calcext:value-type="float">
            <text:p>14.37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2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3888" calcext:value-type="float">
            <text:p>14.34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3512" calcext:value-type="float">
            <text:p>14.38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2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3992" calcext:value-type="float">
            <text:p>14.41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2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5912" calcext:value-type="float">
            <text:p>14.53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2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6768" calcext:value-type="float">
            <text:p>14.52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2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1528" calcext:value-type="float">
            <text:p>14.51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6184" calcext:value-type="float">
            <text:p>14.42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2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18" calcext:value-type="float">
            <text:p>14.40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2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9232" calcext:value-type="float">
            <text:p>14.42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2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4472" calcext:value-type="float">
            <text:p>14.44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2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6936" calcext:value-type="float">
            <text:p>14.34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3408" calcext:value-type="float">
            <text:p>14.31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2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1696" calcext:value-type="float">
            <text:p>14.33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2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0088" calcext:value-type="float">
            <text:p>14.42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2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8376" calcext:value-type="float">
            <text:p>14.43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2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752" calcext:value-type="float">
            <text:p>14.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6184" calcext:value-type="float">
            <text:p>14.42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2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228" calcext:value-type="float">
            <text:p>14.43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2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18" calcext:value-type="float">
            <text:p>14.40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2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3992" calcext:value-type="float">
            <text:p>14.41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2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18" calcext:value-type="float">
            <text:p>14.40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0088" calcext:value-type="float">
            <text:p>14.42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2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0944" calcext:value-type="float">
            <text:p>14.41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2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9608" calcext:value-type="float">
            <text:p>14.38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2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132" calcext:value-type="float">
            <text:p>14.37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2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9984" calcext:value-type="float">
            <text:p>14.34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9608" calcext:value-type="float">
            <text:p>14.38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2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084" calcext:value-type="float">
            <text:p>14.34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2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7688" calcext:value-type="float">
            <text:p>14.26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2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2448" calcext:value-type="float">
            <text:p>14.25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2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6184" calcext:value-type="float">
            <text:p>14.42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6456" calcext:value-type="float">
            <text:p>14.31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2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9296" calcext:value-type="float">
            <text:p>14.17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2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8816" calcext:value-type="float">
            <text:p>14.14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2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512" calcext:value-type="float">
            <text:p>14.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2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4264" calcext:value-type="float">
            <text:p>14.30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1488" calcext:value-type="float">
            <text:p>14.19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2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6248" calcext:value-type="float">
            <text:p>14.17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2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6832" calcext:value-type="float">
            <text:p>14.27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2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1592" calcext:value-type="float">
            <text:p>14.26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2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9152" calcext:value-type="float">
            <text:p>13.78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2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0384" calcext:value-type="float">
            <text:p>13.74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8568" calcext:value-type="float">
            <text:p>13.68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2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0864" calcext:value-type="float">
            <text:p>13.77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2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0384" calcext:value-type="float">
            <text:p>13.74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2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0864" calcext:value-type="float">
            <text:p>13.77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2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4184" calcext:value-type="float">
            <text:p>13.66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5312" calcext:value-type="float">
            <text:p>13.54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2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9968" calcext:value-type="float">
            <text:p>13.45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2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072" calcext:value-type="float">
            <text:p>13.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2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1096" calcext:value-type="float">
            <text:p>13.34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2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0616" calcext:value-type="float">
            <text:p>13.31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5208" calcext:value-type="float">
            <text:p>13.47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2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6064" calcext:value-type="float">
            <text:p>13.46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2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9488" calcext:value-type="float">
            <text:p>13.42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2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5648" calcext:value-type="float">
            <text:p>13.18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2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8216" calcext:value-type="float">
            <text:p>13.15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4792" calcext:value-type="float">
            <text:p>13.19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2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1952" calcext:value-type="float">
            <text:p>13.33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2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6608" calcext:value-type="float">
            <text:p>13.24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2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5168" calcext:value-type="float">
            <text:p>13.15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2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9072" calcext:value-type="float">
            <text:p>13.14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5168" calcext:value-type="float">
            <text:p>13.15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2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0408" calcext:value-type="float">
            <text:p>13.17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2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496" calcext:value-type="float">
            <text:p>13.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2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5232" calcext:value-type="float">
            <text:p>12.90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2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1704" calcext:value-type="float">
            <text:p>12.87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8656" calcext:value-type="float">
            <text:p>12.86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2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8488" calcext:value-type="float">
            <text:p>13.04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2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7256" calcext:value-type="float">
            <text:p>13.09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2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5064" calcext:value-type="float">
            <text:p>13.08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2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0096" calcext:value-type="float">
            <text:p>12.96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7112" calcext:value-type="float">
            <text:p>12.70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2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9096" calcext:value-type="float">
            <text:p>12.57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2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5568" calcext:value-type="float">
            <text:p>12.54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2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9136" calcext:value-type="float">
            <text:p>12.89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2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78" calcext:value-type="float">
            <text:p>12.87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3792" calcext:value-type="float">
            <text:p>12.81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2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0264" calcext:value-type="float">
            <text:p>12.78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2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588" calcext:value-type="float">
            <text:p>12.75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2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0472" calcext:value-type="float">
            <text:p>12.92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2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6192" calcext:value-type="float">
            <text:p>12.96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5608" calcext:value-type="float">
            <text:p>12.86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2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9512" calcext:value-type="float">
            <text:p>12.85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2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16" calcext:value-type="float">
            <text:p>12.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2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2624" calcext:value-type="float">
            <text:p>12.61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2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824" calcext:value-type="float">
            <text:p>12.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6632" calcext:value-type="float">
            <text:p>12.67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2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7048" calcext:value-type="float">
            <text:p>12.95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2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4752" calcext:value-type="float">
            <text:p>12.87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2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5672" calcext:value-type="float">
            <text:p>12.61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2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6424" calcext:value-type="float">
            <text:p>12.53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1184" calcext:value-type="float">
            <text:p>12.52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2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6424" calcext:value-type="float">
            <text:p>12.53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2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1872" calcext:value-type="float">
            <text:p>12.69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2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0472" calcext:value-type="float">
            <text:p>12.92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2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0848" calcext:value-type="float">
            <text:p>12.88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2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7968" calcext:value-type="float">
            <text:p>12.6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6424" calcext:value-type="float">
            <text:p>12.53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2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8992" calcext:value-type="float">
            <text:p>12.50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2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5088" calcext:value-type="float">
            <text:p>12.51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2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1016" calcext:value-type="float">
            <text:p>12.70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2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1976" calcext:value-type="float">
            <text:p>12.76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8992" calcext:value-type="float">
            <text:p>12.50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2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204" calcext:value-type="float">
            <text:p>12.51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2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5128" calcext:value-type="float">
            <text:p>12.83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2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068" calcext:value-type="float">
            <text:p>13.06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2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8448" calcext:value-type="float">
            <text:p>12.72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3376" calcext:value-type="float">
            <text:p>12.53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2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1184" calcext:value-type="float">
            <text:p>12.52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2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3" calcext:value-type="float">
            <text:p>12.5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2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0432" calcext:value-type="float">
            <text:p>12.60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2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6528" calcext:value-type="float">
            <text:p>12.60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252" calcext:value-type="float">
            <text:p>12.54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2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1872" calcext:value-type="float">
            <text:p>12.69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2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6904" calcext:value-type="float">
            <text:p>12.56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2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8072" calcext:value-type="float">
            <text:p>12.76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2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2392" calcext:value-type="float">
            <text:p>13.04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2184" calcext:value-type="float">
            <text:p>12.90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2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4336" calcext:value-type="float">
            <text:p>12.59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2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252" calcext:value-type="float">
            <text:p>12.54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2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6424" calcext:value-type="float">
            <text:p>12.53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2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4816" calcext:value-type="float">
            <text:p>12.62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6048" calcext:value-type="float">
            <text:p>12.57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2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3856" calcext:value-type="float">
            <text:p>12.56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2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5568" calcext:value-type="float">
            <text:p>12.54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2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1184" calcext:value-type="float">
            <text:p>12.52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2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1664" calcext:value-type="float">
            <text:p>12.55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5944" calcext:value-type="float">
            <text:p>12.50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2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5464" calcext:value-type="float">
            <text:p>12.47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2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3752" calcext:value-type="float">
            <text:p>12.49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2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3376" calcext:value-type="float">
            <text:p>12.53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2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1328" calcext:value-type="float">
            <text:p>12.91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2248" calcext:value-type="float">
            <text:p>12.65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2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5088" calcext:value-type="float">
            <text:p>12.51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2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5088" calcext:value-type="float">
            <text:p>12.51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2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1184" calcext:value-type="float">
            <text:p>12.52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2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0328" calcext:value-type="float">
            <text:p>12.53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156" calcext:value-type="float">
            <text:p>12.48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2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2896" calcext:value-type="float">
            <text:p>12.50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2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6904" calcext:value-type="float">
            <text:p>12.56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2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1184" calcext:value-type="float">
            <text:p>12.52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2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7656" calcext:value-type="float">
            <text:p>12.48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632" calcext:value-type="float">
            <text:p>12.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2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5944" calcext:value-type="float">
            <text:p>12.50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2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3648" calcext:value-type="float">
            <text:p>12.42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2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4504" calcext:value-type="float">
            <text:p>12.41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2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6696" calcext:value-type="float">
            <text:p>12.42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536" calcext:value-type="float">
            <text:p>12.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2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584" calcext:value-type="float">
            <text:p>12.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2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204" calcext:value-type="float">
            <text:p>12.51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2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4232" calcext:value-type="float">
            <text:p>12.52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2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5736" calcext:value-type="float">
            <text:p>12.36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6592" calcext:value-type="float">
            <text:p>12.35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2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3168" calcext:value-type="float">
            <text:p>12.39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2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7552" calcext:value-type="float">
            <text:p>12.41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2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4984" calcext:value-type="float">
            <text:p>12.44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2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9744" calcext:value-type="float">
            <text:p>12.42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2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3648" calcext:value-type="float">
            <text:p>12.42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6112" calcext:value-type="float">
            <text:p>12.32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2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2208" calcext:value-type="float">
            <text:p>12.33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2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6216" calcext:value-type="float">
            <text:p>12.39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2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3168" calcext:value-type="float">
            <text:p>12.39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2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012" calcext:value-type="float">
            <text:p>12.39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6696" calcext:value-type="float">
            <text:p>12.42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2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9264" calcext:value-type="float">
            <text:p>12.39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2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6216" calcext:value-type="float">
            <text:p>12.39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2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0872" calcext:value-type="float">
            <text:p>12.31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2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4296" calcext:value-type="float">
            <text:p>12.27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1832" calcext:value-type="float">
            <text:p>12.37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2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6216" calcext:value-type="float">
            <text:p>12.39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2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3064" calcext:value-type="float">
            <text:p>12.32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2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9056" calcext:value-type="float">
            <text:p>12.25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2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9536" calcext:value-type="float">
            <text:p>12.28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3544" calcext:value-type="float">
            <text:p>12.35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2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344" calcext:value-type="float">
            <text:p>12.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2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6112" calcext:value-type="float">
            <text:p>12.32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2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488" calcext:value-type="float">
            <text:p>12.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2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6968" calcext:value-type="float">
            <text:p>12.31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2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1248" calcext:value-type="float">
            <text:p>12.27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2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7344" calcext:value-type="float">
            <text:p>12.27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2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6488" calcext:value-type="float">
            <text:p>12.28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2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0872" calcext:value-type="float">
            <text:p>12.31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2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8576" calcext:value-type="float">
            <text:p>12.22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2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0768" calcext:value-type="float">
            <text:p>12.24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2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772" calcext:value-type="float">
            <text:p>12.23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2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9056" calcext:value-type="float">
            <text:p>12.25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2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2104" calcext:value-type="float">
            <text:p>12.26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2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9056" calcext:value-type="float">
            <text:p>12.25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2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5152" calcext:value-type="float">
            <text:p>12.26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2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1728" calcext:value-type="float">
            <text:p>12.30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2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5632" calcext:value-type="float">
            <text:p>12.29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2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392" calcext:value-type="float">
            <text:p>12.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2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9056" calcext:value-type="float">
            <text:p>12.25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2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7344" calcext:value-type="float">
            <text:p>12.27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2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628" calcext:value-type="float">
            <text:p>12.14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2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104" calcext:value-type="float">
            <text:p>12.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2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9808" calcext:value-type="float">
            <text:p>12.17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2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772" calcext:value-type="float">
            <text:p>12.23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2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0768" calcext:value-type="float">
            <text:p>12.24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2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4464" calcext:value-type="float">
            <text:p>12.09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2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056" calcext:value-type="float">
            <text:p>12.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2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628" calcext:value-type="float">
            <text:p>12.14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2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3712" calcext:value-type="float">
            <text:p>12.17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2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8096" calcext:value-type="float">
            <text:p>12.19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2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7136" calcext:value-type="float">
            <text:p>12.13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2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9224" calcext:value-type="float">
            <text:p>12.07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2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1896" calcext:value-type="float">
            <text:p>12.12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2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1896" calcext:value-type="float">
            <text:p>12.12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2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58" calcext:value-type="float">
            <text:p>12.11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2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152" calcext:value-type="float">
            <text:p>12.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2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8848" calcext:value-type="float">
            <text:p>12.11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2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3232" calcext:value-type="float">
            <text:p>12.14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2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1144" calcext:value-type="float">
            <text:p>12.20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2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1896" calcext:value-type="float">
            <text:p>12.12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2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484" calcext:value-type="float">
            <text:p>12.0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2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7408" calcext:value-type="float">
            <text:p>12.02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2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9224" calcext:value-type="float">
            <text:p>12.07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2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3984" calcext:value-type="float">
            <text:p>12.06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2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2272" calcext:value-type="float">
            <text:p>12.08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2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104" calcext:value-type="float">
            <text:p>12.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2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532" calcext:value-type="float">
            <text:p>12.08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2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1416" calcext:value-type="float">
            <text:p>12.09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3024" calcext:value-type="float">
            <text:p>12.00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2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5592" calcext:value-type="float">
            <text:p>11.97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2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912" calcext:value-type="float">
            <text:p>12.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2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3608" calcext:value-type="float">
            <text:p>12.10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2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4464" calcext:value-type="float">
            <text:p>12.09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7136" calcext:value-type="float">
            <text:p>12.13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2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6072" calcext:value-type="float">
            <text:p>12.00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2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1688" calcext:value-type="float">
            <text:p>11.98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2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0456" calcext:value-type="float">
            <text:p>12.03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2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5216" calcext:value-type="float">
            <text:p>12.01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2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6928" calcext:value-type="float">
            <text:p>11.99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2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6824" calcext:value-type="float">
            <text:p>11.92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2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6928" calcext:value-type="float">
            <text:p>11.99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2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2168" calcext:value-type="float">
            <text:p>12.01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2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7888" calcext:value-type="float">
            <text:p>12.05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056" calcext:value-type="float">
            <text:p>12.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2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864" calcext:value-type="float">
            <text:p>11.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2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1208" calcext:value-type="float">
            <text:p>11.95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2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7784" calcext:value-type="float">
            <text:p>11.98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2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8536" calcext:value-type="float">
            <text:p>11.90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4632" calcext:value-type="float">
            <text:p>11.91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2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7784" calcext:value-type="float">
            <text:p>11.98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2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008" calcext:value-type="float">
            <text:p>12.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2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3128" calcext:value-type="float">
            <text:p>12.07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2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9872" calcext:value-type="float">
            <text:p>11.92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1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8432" calcext:value-type="float">
            <text:p>11.83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1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3192" calcext:value-type="float">
            <text:p>11.82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1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7952" calcext:value-type="float">
            <text:p>11.80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1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5008" calcext:value-type="float">
            <text:p>11.87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1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196" calcext:value-type="float">
            <text:p>11.87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1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196" calcext:value-type="float">
            <text:p>11.87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1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4904" calcext:value-type="float">
            <text:p>11.80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1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6992" calcext:value-type="float">
            <text:p>11.74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1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2232" calcext:value-type="float">
            <text:p>11.76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1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1376" calcext:value-type="float">
            <text:p>11.77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1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2232" calcext:value-type="float">
            <text:p>11.76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1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6992" calcext:value-type="float">
            <text:p>11.74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1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8704" calcext:value-type="float">
            <text:p>11.72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1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6136" calcext:value-type="float">
            <text:p>11.75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1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5656" calcext:value-type="float">
            <text:p>11.72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1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7848" calcext:value-type="float">
            <text:p>11.73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1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48" calcext:value-type="float">
            <text:p>11.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1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8704" calcext:value-type="float">
            <text:p>11.72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1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6512" calcext:value-type="float">
            <text:p>11.71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1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956" calcext:value-type="float">
            <text:p>11.71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1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2128" calcext:value-type="float">
            <text:p>11.69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1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3464" calcext:value-type="float">
            <text:p>11.71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1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7744" calcext:value-type="float">
            <text:p>11.66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1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1168" calcext:value-type="float">
            <text:p>11.63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1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0312" calcext:value-type="float">
            <text:p>11.64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1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384" calcext:value-type="float">
            <text:p>11.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1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6784" calcext:value-type="float">
            <text:p>11.60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1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4592" calcext:value-type="float">
            <text:p>11.59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1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4216" calcext:value-type="float">
            <text:p>11.63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1-11-17 20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8496" calcext:value-type="float">
            <text:p>11.58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1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28" calcext:value-type="float">
            <text:p>10.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1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8832" calcext:value-type="float">
            <text:p>11.22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8456" calcext:value-type="float">
            <text:p>11.26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1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5304" calcext:value-type="float">
            <text:p>11.19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1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4824" calcext:value-type="float">
            <text:p>11.16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1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568" calcext:value-type="float">
            <text:p>11.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1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1776" calcext:value-type="float">
            <text:p>11.16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1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6912" calcext:value-type="float">
            <text:p>11.10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1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8144" calcext:value-type="float">
            <text:p>11.05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1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9" calcext:value-type="float">
            <text:p>11.0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1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0336" calcext:value-type="float">
            <text:p>11.07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1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5576" calcext:value-type="float">
            <text:p>11.08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4992" calcext:value-type="float">
            <text:p>10.98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1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756" calcext:value-type="float">
            <text:p>10.95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1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0128" calcext:value-type="float">
            <text:p>10.93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1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7936" calcext:value-type="float">
            <text:p>10.91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1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7936" calcext:value-type="float">
            <text:p>10.91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4784" calcext:value-type="float">
            <text:p>10.84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1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5264" calcext:value-type="float">
            <text:p>10.87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1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0504" calcext:value-type="float">
            <text:p>10.89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1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5264" calcext:value-type="float">
            <text:p>10.87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1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0024" calcext:value-type="float">
            <text:p>10.86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1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3928" calcext:value-type="float">
            <text:p>10.85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1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8688" calcext:value-type="float">
            <text:p>10.83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1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04" calcext:value-type="float">
            <text:p>10.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1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8208" calcext:value-type="float">
            <text:p>10.80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1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516" calcext:value-type="float">
            <text:p>10.80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7728" calcext:value-type="float">
            <text:p>10.77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1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8104" calcext:value-type="float">
            <text:p>10.73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1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2864" calcext:value-type="float">
            <text:p>10.72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1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5912" calcext:value-type="float">
            <text:p>10.72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1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6768" calcext:value-type="float">
            <text:p>10.71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1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9816" calcext:value-type="float">
            <text:p>10.71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1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5432" calcext:value-type="float">
            <text:p>10.69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1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6288" calcext:value-type="float">
            <text:p>10.68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1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4576" calcext:value-type="float">
            <text:p>10.70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1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9712" calcext:value-type="float">
            <text:p>10.64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1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3992" calcext:value-type="float">
            <text:p>10.60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1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18" calcext:value-type="float">
            <text:p>10.59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1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0944" calcext:value-type="float">
            <text:p>10.60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1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656" calcext:value-type="float">
            <text:p>10.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1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608" calcext:value-type="float">
            <text:p>10.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4744" calcext:value-type="float">
            <text:p>10.52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1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6456" calcext:value-type="float">
            <text:p>10.50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1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3408" calcext:value-type="float">
            <text:p>10.50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1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4264" calcext:value-type="float">
            <text:p>10.49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1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5976" calcext:value-type="float">
            <text:p>10.47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32" calcext:value-type="float">
            <text:p>10.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1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7208" calcext:value-type="float">
            <text:p>10.42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1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844" calcext:value-type="float">
            <text:p>10.37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1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4912" calcext:value-type="float">
            <text:p>10.34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1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748" calcext:value-type="float">
            <text:p>10.31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1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2512" calcext:value-type="float">
            <text:p>10.19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1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6896" calcext:value-type="float">
            <text:p>10.21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1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7272" calcext:value-type="float">
            <text:p>10.17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1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2408" calcext:value-type="float">
            <text:p>10.12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1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5352" calcext:value-type="float">
            <text:p>10.05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1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6584" calcext:value-type="float">
            <text:p>10.00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1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5248" calcext:value-type="float">
            <text:p>9.98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1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3912" calcext:value-type="float">
            <text:p>9.96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1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2576" calcext:value-type="float">
            <text:p>9.94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1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9048" calcext:value-type="float">
            <text:p>9.90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1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3808" calcext:value-type="float">
            <text:p>9.89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1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8568" calcext:value-type="float">
            <text:p>9.87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1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4184" calcext:value-type="float">
            <text:p>9.85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1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504" calcext:value-type="float">
            <text:p>9.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1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2848" calcext:value-type="float">
            <text:p>9.83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1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0656" calcext:value-type="float">
            <text:p>9.82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1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5896" calcext:value-type="float">
            <text:p>9.83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1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3808" calcext:value-type="float">
            <text:p>9.89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1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1032" calcext:value-type="float">
            <text:p>9.78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1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3328" calcext:value-type="float">
            <text:p>9.86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1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98" calcext:value-type="float">
            <text:p>9.82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1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7608" calcext:value-type="float">
            <text:p>9.81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1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456" calcext:value-type="float">
            <text:p>9.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1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5792" calcext:value-type="float">
            <text:p>9.76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1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3976" calcext:value-type="float">
            <text:p>9.71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1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4352" calcext:value-type="float">
            <text:p>9.67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1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4728" calcext:value-type="float">
            <text:p>9.63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1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7672" calcext:value-type="float">
            <text:p>9.56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1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976" calcext:value-type="float">
            <text:p>9.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1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0992" calcext:value-type="float">
            <text:p>9.46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1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1368" calcext:value-type="float">
            <text:p>9.42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1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9552" calcext:value-type="float">
            <text:p>9.36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1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164" calcext:value-type="float">
            <text:p>9.31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1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3728" calcext:value-type="float">
            <text:p>9.25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1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8008" calcext:value-type="float">
            <text:p>9.20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1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0096" calcext:value-type="float">
            <text:p>9.15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1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256" calcext:value-type="float">
            <text:p>9.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1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5464" calcext:value-type="float">
            <text:p>8.66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1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0664" calcext:value-type="float">
            <text:p>8.36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1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2232" calcext:value-type="float">
            <text:p>7.9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1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756" calcext:value-type="float">
            <text:p>7.1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1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6128" calcext:value-type="float">
            <text:p>5.5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1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7688" calcext:value-type="float">
            <text:p>6.64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1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8296" calcext:value-type="float">
            <text:p>6.17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1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1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1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1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1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1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3456" calcext:value-type="float">
            <text:p>5.5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1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976" calcext:value-type="float">
            <text:p>7.4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1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5952" calcext:value-type="float">
            <text:p>7.2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1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9232" calcext:value-type="float">
            <text:p>6.8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1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1048" calcext:value-type="float">
            <text:p>6.86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1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5064" calcext:value-type="float">
            <text:p>9.27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1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9448" calcext:value-type="float">
            <text:p>9.29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1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5272" calcext:value-type="float">
            <text:p>9.41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172" calcext:value-type="float">
            <text:p>9.9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1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0904" calcext:value-type="float">
            <text:p>10.28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0528" calcext:value-type="float">
            <text:p>10.32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1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1216" calcext:value-type="float">
            <text:p>10.49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1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1984" calcext:value-type="float">
            <text:p>11.30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1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5448" calcext:value-type="float">
            <text:p>11.58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1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5616" calcext:value-type="float">
            <text:p>11.40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1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0272" calcext:value-type="float">
            <text:p>11.32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1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5784" calcext:value-type="float">
            <text:p>11.22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1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6536" calcext:value-type="float">
            <text:p>11.14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1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2528" calcext:value-type="float">
            <text:p>11.08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1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5304" calcext:value-type="float">
            <text:p>11.19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1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3696" calcext:value-type="float">
            <text:p>11.28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1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6368" calcext:value-type="float">
            <text:p>11.32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1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4488" calcext:value-type="float">
            <text:p>11.52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1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48" calcext:value-type="float">
            <text:p>11.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1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9016" calcext:value-type="float">
            <text:p>11.93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7032" calcext:value-type="float">
            <text:p>12.06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1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152" calcext:value-type="float">
            <text:p>12.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2" calcext:value-type="float">
            <text:p>12.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0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5152" calcext:value-type="float">
            <text:p>12.26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0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0392" calcext:value-type="float">
            <text:p>12.28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0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4672" calcext:value-type="float">
            <text:p>12.23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0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8472" calcext:value-type="float">
            <text:p>12.15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0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9704" calcext:value-type="float">
            <text:p>12.10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0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104" calcext:value-type="float">
            <text:p>12.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0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2856" calcext:value-type="float">
            <text:p>12.18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0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484" calcext:value-type="float">
            <text:p>12.0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0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96" calcext:value-type="float">
            <text:p>12.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0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436" calcext:value-type="float">
            <text:p>12.02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0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196" calcext:value-type="float">
            <text:p>11.87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0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5864" calcext:value-type="float">
            <text:p>11.86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0-11-02 17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1688" calcext:value-type="float">
            <text:p>11.98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0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4256" calcext:value-type="float">
            <text:p>11.95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0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5384" calcext:value-type="float">
            <text:p>11.83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0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196" calcext:value-type="float">
            <text:p>11.87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0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9664" calcext:value-type="float">
            <text:p>11.78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0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9664" calcext:value-type="float">
            <text:p>11.78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0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3192" calcext:value-type="float">
            <text:p>11.82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0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5008" calcext:value-type="float">
            <text:p>11.87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0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8912" calcext:value-type="float">
            <text:p>11.86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0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34" calcext:value-type="float">
            <text:p>11.96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0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7304" calcext:value-type="float">
            <text:p>11.95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0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8056" calcext:value-type="float">
            <text:p>11.87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0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6616" calcext:value-type="float">
            <text:p>11.78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0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816" calcext:value-type="float">
            <text:p>11.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0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4048" calcext:value-type="float">
            <text:p>11.81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0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9936" calcext:value-type="float">
            <text:p>11.67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0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6408" calcext:value-type="float">
            <text:p>11.64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0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5448" calcext:value-type="float">
            <text:p>11.58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0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668" calcext:value-type="float">
            <text:p>11.53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0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7432" calcext:value-type="float">
            <text:p>11.45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0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3048" calcext:value-type="float">
            <text:p>11.43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0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38" calcext:value-type="float">
            <text:p>11.35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0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9792" calcext:value-type="float">
            <text:p>11.28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0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0544" calcext:value-type="float">
            <text:p>11.21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0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2528" calcext:value-type="float">
            <text:p>11.08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0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7184" calcext:value-type="float">
            <text:p>10.99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0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9376" calcext:value-type="float">
            <text:p>11.00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0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2008" calcext:value-type="float">
            <text:p>10.73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0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4512" calcext:value-type="float">
            <text:p>10.95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0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2696" calcext:value-type="float">
            <text:p>10.90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0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0296" calcext:value-type="float">
            <text:p>10.75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0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2384" calcext:value-type="float">
            <text:p>10.69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0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132" calcext:value-type="float">
            <text:p>10.56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0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3784" calcext:value-type="float">
            <text:p>10.46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0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7376" calcext:value-type="float">
            <text:p>10.24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0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5768" calcext:value-type="float">
            <text:p>10.33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0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1072" calcext:value-type="float">
            <text:p>10.10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0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4768" calcext:value-type="float">
            <text:p>9.95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0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6272" calcext:value-type="float">
            <text:p>9.79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0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4728" calcext:value-type="float">
            <text:p>9.63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0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2912" calcext:value-type="float">
            <text:p>9.58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0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9384" calcext:value-type="float">
            <text:p>9.54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0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4144" calcext:value-type="float">
            <text:p>9.53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0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7984" calcext:value-type="float">
            <text:p>9.77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0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412" calcext:value-type="float">
            <text:p>10.10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0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52" calcext:value-type="float">
            <text:p>11.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0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624" calcext:value-type="float">
            <text:p>11.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0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1104" calcext:value-type="float">
            <text:p>11.88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0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3568" calcext:value-type="float">
            <text:p>11.78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0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532" calcext:value-type="float">
            <text:p>12.08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0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1" calcext:value-type="float">
            <text:p>11.8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0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9704" calcext:value-type="float">
            <text:p>12.10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0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58" calcext:value-type="float">
            <text:p>12.11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0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3984" calcext:value-type="float">
            <text:p>12.06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0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008" calcext:value-type="float">
            <text:p>12.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0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9976" calcext:value-type="float">
            <text:p>11.99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0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7888" calcext:value-type="float">
            <text:p>12.05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4256" calcext:value-type="float">
            <text:p>11.95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0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0624" calcext:value-type="float">
            <text:p>11.85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20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292" calcext:value-type="float">
            <text:p>11.93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19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1104" calcext:value-type="float">
            <text:p>11.88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19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052" calcext:value-type="float">
            <text:p>11.78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19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1" calcext:value-type="float">
            <text:p>11.8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19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9936" calcext:value-type="float">
            <text:p>11.67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19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0896" calcext:value-type="float">
            <text:p>11.74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19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0312" calcext:value-type="float">
            <text:p>11.64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19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3256" calcext:value-type="float">
            <text:p>11.57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19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3152" calcext:value-type="float">
            <text:p>11.50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19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3152" calcext:value-type="float">
            <text:p>11.50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19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8392" calcext:value-type="float">
            <text:p>11.51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19-11-13 15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096" calcext:value-type="float">
            <text:p>11.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19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6848" calcext:value-type="float">
            <text:p>11.35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19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1608" calcext:value-type="float">
            <text:p>11.34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19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8936" calcext:value-type="float">
            <text:p>11.29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19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3488" calcext:value-type="float">
            <text:p>11.14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19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0128" calcext:value-type="float">
            <text:p>10.93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19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4408" calcext:value-type="float">
            <text:p>10.88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19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2112" calcext:value-type="float">
            <text:p>10.80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19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66" calcext:value-type="float">
            <text:p>10.8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19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0296" calcext:value-type="float">
            <text:p>10.75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19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1528" calcext:value-type="float">
            <text:p>10.70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19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3512" calcext:value-type="float">
            <text:p>10.57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19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6456" calcext:value-type="float">
            <text:p>10.50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19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3304" calcext:value-type="float">
            <text:p>10.43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19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1864" calcext:value-type="float">
            <text:p>10.34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19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7376" calcext:value-type="float">
            <text:p>10.24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19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7168" calcext:value-type="float">
            <text:p>10.10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19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9152" calcext:value-type="float">
            <text:p>9.97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19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076" calcext:value-type="float">
            <text:p>9.89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19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7504" calcext:value-type="float">
            <text:p>9.74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19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3768" calcext:value-type="float">
            <text:p>9.57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19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0032" calcext:value-type="float">
            <text:p>9.40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19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7048" calcext:value-type="float">
            <text:p>9.14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19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9304" calcext:value-type="float">
            <text:p>8.90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19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0976" calcext:value-type="float">
            <text:p>8.57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19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2272" calcext:value-type="float">
            <text:p>8.27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19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9392" calcext:value-type="float">
            <text:p>8.08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19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7848" calcext:value-type="float">
            <text:p>7.9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19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9624" calcext:value-type="float">
            <text:p>7.6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19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4824" calcext:value-type="float">
            <text:p>7.3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19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5056" calcext:value-type="float">
            <text:p>6.9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19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4872" calcext:value-type="float">
            <text:p>6.21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19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19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19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19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19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19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19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9928" calcext:value-type="float">
            <text:p>5.5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19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19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5216" calcext:value-type="float">
            <text:p>8.2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19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976" calcext:value-type="float">
            <text:p>9.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19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0344" calcext:value-type="float">
            <text:p>9.61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19-04-10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976" calcext:value-type="float">
            <text:p>9.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19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6336" calcext:value-type="float">
            <text:p>9.54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19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1848" calcext:value-type="float">
            <text:p>9.45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19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3184" calcext:value-type="float">
            <text:p>9.47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19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2704" calcext:value-type="float">
            <text:p>9.44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19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0136" calcext:value-type="float">
            <text:p>9.47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19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9928" calcext:value-type="float">
            <text:p>9.32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19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592" calcext:value-type="float">
            <text:p>9.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19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2936" calcext:value-type="float">
            <text:p>9.01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19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444" calcext:value-type="float">
            <text:p>8.85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19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8992" calcext:value-type="float">
            <text:p>8.69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19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1936" calcext:value-type="float">
            <text:p>8.63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19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2584" calcext:value-type="float">
            <text:p>8.48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19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19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7032" calcext:value-type="float">
            <text:p>8.25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19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292" calcext:value-type="float">
            <text:p>8.1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19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5656" calcext:value-type="float">
            <text:p>7.9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19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5176" calcext:value-type="float">
            <text:p>7.8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19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1104" calcext:value-type="float">
            <text:p>8.0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18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2856" calcext:value-type="float">
            <text:p>8.37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18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2752" calcext:value-type="float">
            <text:p>8.3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18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7304" calcext:value-type="float">
            <text:p>8.14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18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5112" calcext:value-type="float">
            <text:p>8.13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18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5488" calcext:value-type="float">
            <text:p>8.09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18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0144" calcext:value-type="float">
            <text:p>8.0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18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9728" calcext:value-type="float">
            <text:p>7.7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18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18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0256" calcext:value-type="float">
            <text:p>6.6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18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3728" calcext:value-type="float">
            <text:p>5.4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18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18-11-08 18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18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18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18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18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0384" calcext:value-type="float">
            <text:p>6.1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18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3344" calcext:value-type="float">
            <text:p>10.75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18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8472" calcext:value-type="float">
            <text:p>12.15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18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4776" calcext:value-type="float">
            <text:p>12.30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18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6216" calcext:value-type="float">
            <text:p>12.39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18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584" calcext:value-type="float">
            <text:p>12.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18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584" calcext:value-type="float">
            <text:p>12.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18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9536" calcext:value-type="float">
            <text:p>12.28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18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6864" calcext:value-type="float">
            <text:p>12.24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18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5152" calcext:value-type="float">
            <text:p>12.26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18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676" calcext:value-type="float">
            <text:p>12.17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18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1896" calcext:value-type="float">
            <text:p>12.12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18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6176" calcext:value-type="float">
            <text:p>12.07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18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1312" calcext:value-type="float">
            <text:p>12.02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18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9976" calcext:value-type="float">
            <text:p>11.99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18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9016" calcext:value-type="float">
            <text:p>11.93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18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2336" calcext:value-type="float">
            <text:p>11.83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18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1376" calcext:value-type="float">
            <text:p>11.77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18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86" calcext:value-type="float">
            <text:p>11.65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18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9352" calcext:value-type="float">
            <text:p>11.57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18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1128" calcext:value-type="float">
            <text:p>11.31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18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4864" calcext:value-type="float">
            <text:p>11.48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18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9416" calcext:value-type="float">
            <text:p>11.32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18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188" calcext:value-type="float">
            <text:p>11.23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18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2152" calcext:value-type="float">
            <text:p>11.12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18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2424" calcext:value-type="float">
            <text:p>11.01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18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5264" calcext:value-type="float">
            <text:p>10.87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18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2008" calcext:value-type="float">
            <text:p>10.73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18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6352" calcext:value-type="float">
            <text:p>10.43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18-05-2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5664" calcext:value-type="float">
            <text:p>10.26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18-05-20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5936" calcext:value-type="float">
            <text:p>10.15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18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8776" calcext:value-type="float">
            <text:p>10.01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18-05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7608" calcext:value-type="float">
            <text:p>9.81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18-05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1448" calcext:value-type="float">
            <text:p>10.06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18-04-30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7168" calcext:value-type="float">
            <text:p>10.10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18-04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9528" calcext:value-type="float">
            <text:p>9.93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18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5896" calcext:value-type="float">
            <text:p>9.83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18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9696" calcext:value-type="float">
            <text:p>9.75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18-04-11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0928" calcext:value-type="float">
            <text:p>9.71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18-04-0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0552" calcext:value-type="float">
            <text:p>9.75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18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8816" calcext:value-type="float">
            <text:p>10.33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18-03-2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0984" calcext:value-type="float">
            <text:p>10.92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18-03-21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1192" calcext:value-type="float">
            <text:p>11.06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18-03-16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3488" calcext:value-type="float">
            <text:p>11.14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18-03-1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192" calcext:value-type="float">
            <text:p>11.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18-03-0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4464" calcext:value-type="float">
            <text:p>12.09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18-02-2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2248" calcext:value-type="float">
            <text:p>12.65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18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544" calcext:value-type="float">
            <text:p>13.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18-02-16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6192" calcext:value-type="float">
            <text:p>12.96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18-0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5984" calcext:value-type="float">
            <text:p>12.82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18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6776" calcext:value-type="float">
            <text:p>13.06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18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9928" calcext:value-type="float">
            <text:p>13.13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18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9656" calcext:value-type="float">
            <text:p>13.24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18-01-2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1288" calcext:value-type="float">
            <text:p>12.59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18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2976" calcext:value-type="float">
            <text:p>13.14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18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6904" calcext:value-type="float">
            <text:p>12.56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18-01-06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0952" calcext:value-type="float">
            <text:p>12.95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17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16" calcext:value-type="float">
            <text:p>12.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17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116" calcext:value-type="float">
            <text:p>13.09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17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8344" calcext:value-type="float">
            <text:p>12.65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17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8384" calcext:value-type="float">
            <text:p>12.97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17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496" calcext:value-type="float">
            <text:p>13.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17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016" calcext:value-type="float">
            <text:p>12.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17-11-30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7048" calcext:value-type="float">
            <text:p>12.95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17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1664" calcext:value-type="float">
            <text:p>12.55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17-11-21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8616" calcext:value-type="float">
            <text:p>12.54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17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4232" calcext:value-type="float">
            <text:p>12.52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17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5088" calcext:value-type="float">
            <text:p>12.51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17-11-1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3856" calcext:value-type="float">
            <text:p>12.56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17-11-0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5944" calcext:value-type="float">
            <text:p>12.50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17-10-30 21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0704" calcext:value-type="float">
            <text:p>12.49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17-10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3272" calcext:value-type="float">
            <text:p>12.46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17-10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0224" calcext:value-type="float">
            <text:p>12.46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17-10-2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9744" calcext:value-type="float">
            <text:p>12.42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17-10-15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8032" calcext:value-type="float">
            <text:p>12.44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17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7176" calcext:value-type="float">
            <text:p>12.45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17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1456" calcext:value-type="float">
            <text:p>12.41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17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9264" calcext:value-type="float">
            <text:p>12.39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17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7448" calcext:value-type="float">
            <text:p>12.34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17-09-2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6968" calcext:value-type="float">
            <text:p>12.31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17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6488" calcext:value-type="float">
            <text:p>12.28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17-09-1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392" calcext:value-type="float">
            <text:p>12.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17-09-0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2104" calcext:value-type="float">
            <text:p>12.26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17-08-31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5528" calcext:value-type="float">
            <text:p>12.22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17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0288" calcext:value-type="float">
            <text:p>12.21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17-08-2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1144" calcext:value-type="float">
            <text:p>12.20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17-08-15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3232" calcext:value-type="float">
            <text:p>12.14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17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7992" calcext:value-type="float">
            <text:p>12.12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17-08-06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3232" calcext:value-type="float">
            <text:p>12.14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17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4944" calcext:value-type="float">
            <text:p>12.12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17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1792" calcext:value-type="float">
            <text:p>12.05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17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6136" calcext:value-type="float">
            <text:p>11.75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17-07-15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1816" calcext:value-type="float">
            <text:p>11.48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17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5512" calcext:value-type="float">
            <text:p>11.33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17-07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4968" calcext:value-type="float">
            <text:p>11.55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17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2648" calcext:value-type="float">
            <text:p>12.04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17-06-2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532" calcext:value-type="float">
            <text:p>12.08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17-06-21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8264" calcext:value-type="float">
            <text:p>12.01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17-06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3568" calcext:value-type="float">
            <text:p>11.78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17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0792" calcext:value-type="float">
            <text:p>11.67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17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4968" calcext:value-type="float">
            <text:p>11.55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17-05-31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5968" calcext:value-type="float">
            <text:p>11.93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17-05-26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2712" calcext:value-type="float">
            <text:p>11.79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17-05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9664" calcext:value-type="float">
            <text:p>11.78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17-05-15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5552" calcext:value-type="float">
            <text:p>11.65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17-05-10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0104" calcext:value-type="float">
            <text:p>11.50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17-05-0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2192" calcext:value-type="float">
            <text:p>11.44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17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2464" calcext:value-type="float">
            <text:p>11.33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17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7768" calcext:value-type="float">
            <text:p>11.09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17-04-20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8624" calcext:value-type="float">
            <text:p>11.08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17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9" calcext:value-type="float">
            <text:p>11.0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17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848" calcext:value-type="float">
            <text:p>10.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17-04-0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1152" calcext:value-type="float">
            <text:p>10.74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952" calcext:value-type="float">
            <text:p>11.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17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9896" calcext:value-type="float">
            <text:p>11.35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17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808" calcext:value-type="float">
            <text:p>11.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17-03-16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5032" calcext:value-type="float">
            <text:p>11.30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17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808" calcext:value-type="float">
            <text:p>11.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17-03-0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4176" calcext:value-type="float">
            <text:p>11.31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17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3256" calcext:value-type="float">
            <text:p>11.57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17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6888" calcext:value-type="float">
            <text:p>11.67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17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5344" calcext:value-type="float">
            <text:p>11.51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17-02-1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1376" calcext:value-type="float">
            <text:p>11.77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17-02-0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8704" calcext:value-type="float">
            <text:p>11.72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6992" calcext:value-type="float">
            <text:p>11.74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17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908" calcext:value-type="float">
            <text:p>11.68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17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4488" calcext:value-type="float">
            <text:p>11.52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17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1944" calcext:value-type="float">
            <text:p>10.98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17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1544" calcext:value-type="float">
            <text:p>11.59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17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24" calcext:value-type="float">
            <text:p>11.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16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7264" calcext:value-type="float">
            <text:p>11.63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16-12-2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3256" calcext:value-type="float">
            <text:p>11.57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16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3736" calcext:value-type="float">
            <text:p>11.60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16-12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9352" calcext:value-type="float">
            <text:p>11.57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16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668" calcext:value-type="float">
            <text:p>11.53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16-12-0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524" calcext:value-type="float">
            <text:p>11.44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16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1336" calcext:value-type="float">
            <text:p>11.45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16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2192" calcext:value-type="float">
            <text:p>11.44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16-11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5136" calcext:value-type="float">
            <text:p>11.37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16-11-1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7224" calcext:value-type="float">
            <text:p>11.31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16-11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1024" calcext:value-type="float">
            <text:p>11.24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16-11-0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76" calcext:value-type="float">
            <text:p>11.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16-11-04 16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144" calcext:value-type="float">
            <text:p>11.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16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4552" calcext:value-type="float">
            <text:p>11.27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16-10-2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568" calcext:value-type="float">
            <text:p>11.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16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1088" calcext:value-type="float">
            <text:p>10.99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16-10-1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16-10-1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1256" calcext:value-type="float">
            <text:p>10.81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16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1048" calcext:value-type="float">
            <text:p>10.67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16-10-01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752" calcext:value-type="float">
            <text:p>10.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16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656" calcext:value-type="float">
            <text:p>10.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16-09-1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1216" calcext:value-type="float">
            <text:p>10.49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16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1112" calcext:value-type="float">
            <text:p>10.42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16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6624" calcext:value-type="float">
            <text:p>10.32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16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5456" calcext:value-type="float">
            <text:p>10.12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16-08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172" calcext:value-type="float">
            <text:p>9.9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16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4184" calcext:value-type="float">
            <text:p>9.85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16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264" calcext:value-type="float">
            <text:p>9.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16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5376" calcext:value-type="float">
            <text:p>9.48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16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2392" calcext:value-type="float">
            <text:p>9.23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16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16" calcext:value-type="float">
            <text:p>8.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16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6904" calcext:value-type="float">
            <text:p>8.75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16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4296" calcext:value-type="float">
            <text:p>8.46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16-07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9496" calcext:value-type="float">
            <text:p>8.1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16-07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812" calcext:value-type="float">
            <text:p>7.8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16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7016" calcext:value-type="float">
            <text:p>7.3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16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5536" calcext:value-type="float">
            <text:p>6.95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16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16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16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16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16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16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5152" calcext:value-type="float">
            <text:p>8.45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16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3608" calcext:value-type="float">
            <text:p>8.29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16-05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16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1752" calcext:value-type="float">
            <text:p>7.9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16-05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7432" calcext:value-type="float">
            <text:p>7.6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16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748" calcext:value-type="float">
            <text:p>6.50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16-04-2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16-04-20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7328" calcext:value-type="float">
            <text:p>7.5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16-04-15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1184" calcext:value-type="float">
            <text:p>8.71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16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6112" calcext:value-type="float">
            <text:p>8.51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16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8472" calcext:value-type="float">
            <text:p>8.34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16-03-30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2816" calcext:value-type="float">
            <text:p>8.0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16-03-2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3944" calcext:value-type="float">
            <text:p>7.9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16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1712" calcext:value-type="float">
            <text:p>7.6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16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2112" calcext:value-type="float">
            <text:p>6.9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16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6048" calcext:value-type="float">
            <text:p>8.76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16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4104" calcext:value-type="float">
            <text:p>9.21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16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112" calcext:value-type="float">
            <text:p>8.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16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2624" calcext:value-type="float">
            <text:p>8.80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16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9264" calcext:value-type="float">
            <text:p>8.58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16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82" calcext:value-type="float">
            <text:p>8.45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16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7512" calcext:value-type="float">
            <text:p>8.28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16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7472" calcext:value-type="float">
            <text:p>7.96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16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5824" calcext:value-type="float">
            <text:p>7.7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16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332" calcext:value-type="float">
            <text:p>7.5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16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7664" calcext:value-type="float">
            <text:p>7.2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16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3824" calcext:value-type="float">
            <text:p>6.9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16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1528" calcext:value-type="float">
            <text:p>6.89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15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4328" calcext:value-type="float">
            <text:p>6.43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15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1232" calcext:value-type="float">
            <text:p>7.5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15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8168" calcext:value-type="float">
            <text:p>6.67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15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15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15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15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15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1744" calcext:value-type="float">
            <text:p>9.38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15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0408" calcext:value-type="float">
            <text:p>9.36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15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88" calcext:value-type="float">
            <text:p>9.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15-11-11 20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0928" calcext:value-type="float">
            <text:p>9.71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15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4936" calcext:value-type="float">
            <text:p>9.77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15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072" calcext:value-type="float">
            <text:p>9.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15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5024" calcext:value-type="float">
            <text:p>8.95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15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576" calcext:value-type="float">
            <text:p>11.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15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0184" calcext:value-type="float">
            <text:p>12.14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1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9224" calcext:value-type="float">
            <text:p>12.07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15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5592" calcext:value-type="float">
            <text:p>11.97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15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4152" calcext:value-type="float">
            <text:p>11.88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1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9184" calcext:value-type="float">
            <text:p>11.75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1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4696" calcext:value-type="float">
            <text:p>11.66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1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1064" calcext:value-type="float">
            <text:p>11.56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1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7808" calcext:value-type="float">
            <text:p>11.41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1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9312" calcext:value-type="float">
            <text:p>11.25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1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1672" calcext:value-type="float">
            <text:p>11.09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1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4512" calcext:value-type="float">
            <text:p>10.95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1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3448" calcext:value-type="float">
            <text:p>10.82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1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0152" calcext:value-type="float">
            <text:p>10.36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1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9128" calcext:value-type="float">
            <text:p>10.54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1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5768" calcext:value-type="float">
            <text:p>10.33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1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0216" calcext:value-type="float">
            <text:p>10.11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1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7232" calcext:value-type="float">
            <text:p>9.85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1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7296" calcext:value-type="float">
            <text:p>9.60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1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2224" calcext:value-type="float">
            <text:p>9.41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1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1328" calcext:value-type="float">
            <text:p>9.10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1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4816" calcext:value-type="float">
            <text:p>8.81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1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6008" calcext:value-type="float">
            <text:p>8.44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1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8808" calcext:value-type="float">
            <text:p>7.9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1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8352" calcext:value-type="float">
            <text:p>7.3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1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1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1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1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1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1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3256" calcext:value-type="float">
            <text:p>7.7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1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936" calcext:value-type="float">
            <text:p>6.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1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6392" calcext:value-type="float">
            <text:p>6.9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1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66" calcext:value-type="float">
            <text:p>10.8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1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7872" calcext:value-type="float">
            <text:p>11.16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1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3344" calcext:value-type="float">
            <text:p>10.75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1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1368" calcext:value-type="float">
            <text:p>13.23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1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2496" calcext:value-type="float">
            <text:p>13.11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1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4384" calcext:value-type="float">
            <text:p>15.26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1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144" calcext:value-type="float">
            <text:p>15.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1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0272" calcext:value-type="float">
            <text:p>15.13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1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2528" calcext:value-type="float">
            <text:p>14.89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1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092" calcext:value-type="float">
            <text:p>14.98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1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5448" calcext:value-type="float">
            <text:p>15.39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1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424" calcext:value-type="float">
            <text:p>14.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1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0976" calcext:value-type="float">
            <text:p>16.19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15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37736" calcext:value-type="float">
            <text:p>16.93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15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6504" calcext:value-type="float">
            <text:p>16.98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15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59072" calcext:value-type="float">
            <text:p>16.95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15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68216" calcext:value-type="float">
            <text:p>16.96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1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0616" calcext:value-type="float">
            <text:p>17.12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1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82288" calcext:value-type="float">
            <text:p>16.78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1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12768" calcext:value-type="float">
            <text:p>16.81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1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04792" calcext:value-type="float">
            <text:p>17.00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1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28264" calcext:value-type="float">
            <text:p>15.82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1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6344" calcext:value-type="float">
            <text:p>15.70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1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92144" calcext:value-type="float">
            <text:p>16.39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1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0176" calcext:value-type="float">
            <text:p>17.41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1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168" calcext:value-type="float">
            <text:p>17.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2014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7544" calcext:value-type="float">
            <text:p>17.68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1963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1962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1957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1956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1955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1954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1951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1950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201</text:p>
          </table:table-cell>
          <table:table-cell office:value-type="string" calcext:value-type="string">
            <text:p>TPWD DiNosaur Valley State Park</text:p>
          </table:table-cell>
          <table:table-cell office:value-type="string" calcext:value-type="string">
            <text:p>1950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67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1448" meta:object-count="0"/>
    <meta:user-defined meta:name="AppVersion">3.0</meta:user-defined>
  </office:meta>
</office:document-meta>
</file>